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3cm"/>
    </style:style>
    <style:style style:name="co2" style:family="table-column">
      <style:table-column-properties fo:break-before="auto" style:column-width="0.5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1.05pt double #000000" style:border-line-width-left="0.012cm 0.012cm 0.012cm" fo:border-right="none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6pt" style:font-size-asian="16pt" style:font-size-complex="16pt"/>
    </style:style>
    <style:style style:name="ce4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1.05pt double #000000" style:border-line-width-left="0.012cm 0.012cm 0.012cm" fo:border-right="none" style:shrink-to-fit="true" fo:border-top="none"/>
      <style:paragraph-properties fo:text-align="center" fo:margin-left="0cm"/>
      <style:text-properties style:font-name="Arial Black" fo:font-size="16pt" style:font-size-asian="16pt" style:font-size-complex="16pt"/>
    </style:style>
    <style:style style:name="ce9" style:family="table-cell" style:parent-style-name="Default">
      <style:table-cell-properties style:cell-protect="protected" style:print-content="true" style:text-align-source="fix" style:repeat-content="false" fo:background-color="transparent" fo:border="1.05pt double #000000" style:border-line-width="0.012cm 0.012cm 0.012cm" style:shrink-to-fit="true" style:vertical-align="middle"/>
      <style:paragraph-properties fo:text-align="center" fo:margin-left="0cm"/>
      <style:text-properties style:font-name="Arial Black1" fo:font-size="12pt" style:font-size-asian="12pt" style:font-size-complex="12pt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 fo:border="1.05pt double #000000" style:border-line-width="0.012cm 0.012cm 0.012cm" style:shrink-to-fit="true"/>
      <style:paragraph-properties fo:text-align="center" fo:margin-left="0cm"/>
      <style:text-properties style:font-name="Arial Black1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ackground-color="transparent" fo:border="1.05pt double #000000" style:border-line-width="0.012cm 0.012cm 0.012cm" style:shrink-to-fit="true" style:vertical-align="middle"/>
      <style:paragraph-properties fo:text-align="center" fo:margin-left="0cm"/>
      <style:text-properties style:font-name="Arial Black1" fo:font-size="16pt" style:font-size-asian="16pt" style:font-size-complex="16pt"/>
      <style:map style:condition="cell-content()=&quot;&quot;" style:apply-style-name="Blank" style:base-cell-address="JANUARY.B5"/>
      <style:map style:condition="is-true-formula([.B9]&lt;&gt;&quot;&quot;)" style:apply-style-name="Holiday" style:base-cell-address="JANUARY.B5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fo:border="1.05pt double #000000" style:border-line-width="0.012cm 0.012cm 0.012cm" style:shrink-to-fit="true"/>
      <style:paragraph-properties fo:text-align="center" fo:margin-left="0cm"/>
    </style:style>
    <style:style style:name="ce12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1.05pt double #000000" style:border-line-width-left="0.012cm 0.012cm 0.012cm" fo:border-right="none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9pt" fo:font-weight="900"/>
    </style:style>
    <style:style style:name="ce14" style:family="table-cell" style:parent-style-name="Default" style:data-style-name="N108">
      <style:table-cell-properties fo:border-bottom="none" style:cell-protect="protected" style:print-content="true" style:text-align-source="fix" style:repeat-content="false" fo:background-color="transparent" fo:border-left="1.05pt double #000000" style:border-line-width-left="0.012cm 0.012cm 0.012cm" fo:border-right="1.05pt double #000000" style:border-line-width-right="0.012cm 0.012cm 0.012cm" style:shrink-to-fit="true" fo:border-top="none" style:vertical-align="middle"/>
      <style:paragraph-properties fo:text-align="center" fo:margin-left="0cm"/>
      <style:text-properties style:font-name="Arial Black" fo:font-size="11pt" fo:font-weight="900" style:font-size-asian="11pt" style:font-size-complex="11pt"/>
    </style:style>
    <style:style style:name="ce18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1.05pt double #000000" style:border-line-width-left="0.012cm 0.012cm 0.012cm" fo:border-right="1.05pt double #000000" style:border-line-width-right="0.012cm 0.012cm 0.012cm" style:shrink-to-fit="true" fo:border-top="none" style:vertical-align="middle"/>
      <style:paragraph-properties fo:text-align="center" fo:margin-left="0cm"/>
      <style:text-properties fo:color="#c9211e" style:font-name="Arial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1.05pt double #000000" style:border-line-width="0.012cm 0.012cm 0.012cm" style:shrink-to-fit="true"/>
      <style:paragraph-properties fo:text-align="center" fo:margin-left="0cm"/>
    </style:style>
    <style:style style:name="ce71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1.05pt double #000000" style:border-line-width-left="0.012cm 0.012cm 0.012cm" fo:border-right="1.05pt double #000000" style:border-line-width-right="0.012cm 0.012cm 0.012cm" style:shrink-to-fit="true" fo:border-top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21" style:family="table-cell" style:parent-style-name="Default">
      <style:table-cell-properties fo:background-color="#dee6ef" style:text-align-source="fix" style:repeat-content="false" fo:wrap-option="wrap" fo:border="1.05pt double #000000" style:border-line-width="0.012cm 0.012cm 0.012cm" style:vertical-align="middle"/>
      <style:paragraph-properties fo:text-align="center"/>
      <style:text-properties style:font-name="Arial Black1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none" fo:background-color="#dee6ef" fo:border-left="1.05pt double #000000" style:border-line-width-left="0.012cm 0.012cm 0.012cm" fo:border-right="none" fo:border-top="none"/>
    </style:style>
    <style:style style:name="ce23" style:family="table-cell" style:parent-style-name="Default">
      <style:table-cell-properties fo:background-color="#fff5ce" style:text-align-source="fix" style:repeat-content="false" fo:wrap-option="wrap" fo:border="1.05pt double #000000" style:border-line-width="0.012cm 0.012cm 0.012cm" style:vertical-align="middle"/>
      <style:paragraph-properties fo:text-align="center"/>
      <style:text-properties style:font-name="Arial Black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1.05pt double #000000" style:border-line-width-bottom="0.012cm 0.012cm 0.012cm" fo:background-color="#fff5ce" fo:border-left="1.05pt double #000000" style:border-line-width-left="0.012cm 0.012cm 0.012cm" fo:border-right="none" fo:border-top="none"/>
    </style:style>
    <style:style style:name="ce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1.05pt double #000000" style:border-line-width-top="0.012cm 0.012cm 0.012cm"/>
      <style:paragraph-properties fo:text-align="center" fo:margin-left="0cm"/>
      <style:text-properties style:font-name="Arial Black" fo:font-size="16pt" style:font-size-asian="16pt" style:font-size-complex="16pt"/>
    </style:style>
    <style:style style:name="ce24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none" fo:border-right="none" style:shrink-to-fit="true" fo:border-top="none"/>
      <style:paragraph-properties fo:text-align="center" fo:margin-left="0cm"/>
      <style:text-properties style:font-name="Arial Black" fo:font-size="16pt" style:font-size-asian="16pt" style:font-size-complex="16pt"/>
    </style:style>
    <style:style style:name="ce74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1.05pt double #000000" style:border-line-width-top="0.012cm 0.012cm 0.012cm"/>
      <style:paragraph-properties fo:text-align="center" fo:margin-left="0cm"/>
    </style:style>
    <style:style style:name="ce27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none" style:shrink-to-fit="true"/>
      <style:paragraph-properties fo:text-align="center" fo:margin-left="0cm"/>
      <style:text-properties style:font-name="Arial Black" fo:font-size="11pt" fo:font-weight="900" style:font-size-asian="11pt" style:font-size-complex="11pt"/>
    </style:style>
    <style:style style:name="ce76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none" fo:border-right="none" style:shrink-to-fit="true" fo:border-top="none"/>
      <style:paragraph-properties fo:text-align="center" fo:margin-left="0cm"/>
      <style:text-properties fo:color="#c9211e" style:font-name="Arial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none" fo:border-right="none" style:shrink-to-fit="true" fo:border-top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dee6ef"/>
    </style:style>
    <style:style style:name="ce40" style:family="table-cell" style:parent-style-name="Default">
      <style:table-cell-properties fo:background-color="#fff5ce"/>
    </style:style>
    <style:style style:name="ce47" style:family="table-cell" style:parent-style-name="Default">
      <style:table-cell-properties fo:border-bottom="1.05pt double #000000" style:border-line-width-bottom="0.012cm 0.012cm 0.012cm" fo:background-color="#fff5ce" fo:border-left="none" fo:border-right="none" fo:border-top="none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1.05pt double #000000" style:border-line-width="0.012cm 0.012cm 0.012cm" style:shrink-to-fit="tru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[.$AK$1]" style:apply-style-name="HighlightSteve" style:base-cell-address="JANUARY.D5"/>
      <style:map style:condition="cell-content()=[.$AR$1]" style:apply-style-name="Highlight_20_David" style:base-cell-address="JANUARY.D5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1.05pt double #000000" style:border-line-width="0.012cm 0.012cm 0.012cm" style:shrink-to-fit="tru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1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1.05pt double #000000" style:border-line-width="0.012cm 0.012cm 0.012cm" style:shrink-to-fit="tru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1.05pt double #000000" style:border-line-width-right="0.012cm 0.012cm 0.012cm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9pt" fo:font-weight="900"/>
    </style:style>
    <style:style style:name="ce38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cm"/>
      <style:text-properties style:font-name="Arial Black" fo:font-size="11pt" fo:font-weight="900" style:font-size-asian="11pt" style:font-size-complex="11pt"/>
    </style:style>
    <style:style style:name="ce53" style:family="table-cell" style:parent-style-name="Default">
      <style:table-cell-properties fo:background-color="#dee6ef" style:cell-protect="none" style:print-content="true" style:text-align-source="fix" style:repeat-content="false" fo:border="1.05pt double #000000" style:border-line-width="0.012cm 0.012cm 0.012cm" style:vertical-align="middle"/>
      <style:paragraph-properties fo:text-align="center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f5ce" style:cell-protect="none" style:print-content="true" style:text-align-source="fix" style:repeat-content="false" fo:border="1.05pt double #000000" style:border-line-width="0.012cm 0.012cm 0.012cm" style:vertical-align="middle"/>
      <style:paragraph-properties fo:text-align="center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1.05pt double #000000" style:border-line-width-top="0.012cm 0.012cm 0.012cm" style:vertical-align="middle"/>
      <style:paragraph-properties fo:text-align="center" fo:margin-left="0cm"/>
      <style:text-properties style:text-outline="false" style:text-line-through-style="none" style:text-line-through-type="none" style:font-name="Arial Black" fo:font-size="16pt" fo:language="en" fo:country="US" fo:font-style="normal" fo:text-shadow="none" style:text-underline-style="none" fo:font-weight="900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none" fo:border-right="none" style:shrink-to-fit="true" fo:border-top="none"/>
      <style:paragraph-properties fo:text-align="center" fo:margin-left="0cm"/>
      <style:text-properties style:font-name="Arial Black" fo:font-size="16pt" fo:font-weight="900" style:font-size-asian="16pt" style:font-size-complex="16pt"/>
    </style:style>
    <style:style style:name="ce91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1.05pt double #000000" style:border-line-width-right="0.012cm 0.012cm 0.012cm" style:shrink-to-fit="true" fo:border-top="1.05pt double #000000" style:border-line-width-top="0.012cm 0.012cm 0.012cm"/>
      <style:paragraph-properties fo:text-align="center" fo:margin-left="0cm"/>
    </style:style>
    <style:style style:name="ce46" style:family="table-cell" style:parent-style-name="Default" style:data-style-name="N108">
      <style:table-cell-properties fo:border-bottom="none" style:cell-protect="protected" style:print-content="true" style:text-align-source="fix" style:repeat-content="false" fo:background-color="transparent" fo:border-left="none" fo:border-right="1.05pt double #000000" style:border-line-width-right="0.012cm 0.012cm 0.012cm" style:shrink-to-fit="true" fo:border-top="none"/>
      <style:paragraph-properties fo:text-align="center" fo:margin-left="0cm"/>
      <style:text-properties style:font-name="Arial Black" fo:font-size="11pt" fo:font-weight="900" style:font-size-asian="11pt" style:font-size-complex="11pt"/>
    </style:style>
    <style:style style:name="ce93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none" fo:border-right="1.05pt double #000000" style:border-line-width-right="0.012cm 0.012cm 0.012cm" style:shrink-to-fit="true" fo:border-top="none"/>
      <style:paragraph-properties fo:text-align="center" fo:margin-left="0cm"/>
      <style:text-properties fo:color="#c9211e" style:font-name="Arial"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none" fo:border-right="1.05pt double #000000" style:border-line-width-right="0.012cm 0.012cm 0.012cm" style:shrink-to-fit="true" fo:border-top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1.05pt double #000000" style:border-line-width-top="0.012cm 0.012cm 0.012cm"/>
      <style:paragraph-properties fo:text-align="center" fo:margin-left="0cm"/>
      <style:text-properties style:font-name="Arial Black" fo:font-size="16pt" fo:font-weight="900" style:font-size-asian="16pt" style:font-size-complex="16pt"/>
    </style:style>
    <style:style style:name="ce75" style:family="table-cell" style:parent-style-name="Default">
      <style:table-cell-properties fo:border-bottom="1.05pt double #000000" style:border-line-width-bottom="0.012cm 0.012cm 0.012cm" fo:border-left="none" fo:border-right="none" fo:border-top="none"/>
    </style:style>
    <style:style style:name="ce77" style:family="table-cell" style:parent-style-name="Default" style:data-style-name="N108">
      <style:table-cell-properties fo:background-color="#dee6ef" style:cell-protect="none" style:print-content="true" style:text-align-source="fix" style:repeat-content="false" fo:border="1.05pt double #000000" style:border-line-width="0.012cm 0.012cm 0.012cm" style:shrink-to-fit="true" style:vertical-align="middle"/>
      <style:paragraph-properties fo:text-align="center"/>
      <style:text-properties style:font-name="Arial Black" fo:font-size="12pt" fo:font-weight="900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transparent"/>
    </style:style>
    <style:style style:name="ce83" style:family="table-cell" style:parent-style-name="Default" style:data-style-name="N108">
      <style:table-cell-properties fo:background-color="#fff5ce" style:cell-protect="none" style:print-content="true" style:text-align-source="fix" style:repeat-content="false" fo:border="1.05pt double #000000" style:border-line-width="0.012cm 0.012cm 0.012cm" style:shrink-to-fit="true" style:vertical-align="middle"/>
      <style:paragraph-properties fo:text-align="center"/>
      <style:text-properties style:font-name="Arial Black" fo:font-size="12pt" fo:font-weight="900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1.05pt double #000000" style:border-line-width-bottom="0.012cm 0.012cm 0.012cm" fo:background-color="transparent" fo:border-left="none" fo:border-right="none" fo:border-top="none"/>
    </style:style>
    <style:style style:name="ce5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none" fo:border-right="none" style:shrink-to-fit="true" fo:border-top="non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98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1.05pt double #000000" style:border-line-width-right="0.012cm 0.012cm 0.012cm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none" fo:border-right="1.05pt double #000000" style:border-line-width-right="0.012cm 0.012cm 0.012cm" style:shrink-to-fit="true" fo:border-top="non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87" style:family="table-cell" style:parent-style-name="Default" style:data-style-name="N110">
      <style:table-cell-properties fo:border-bottom="1.05pt double #000000" style:border-line-width-bottom="0.012cm 0.012cm 0.012cm" style:cell-protect="none" style:print-content="true" style:text-align-source="fix" style:repeat-content="false" fo:background-color="transparent" fo:border-left="1.05pt double #000000" style:border-line-width-left="0.012cm 0.012cm 0.012cm" fo:border-right="none" style:shrink-to-fit="true" fo:border-top="1.05pt double #000000" style:border-line-width-top="0.012cm 0.012cm 0.012cm" style:vertical-align="middle"/>
      <style:paragraph-properties fo:text-align="end" fo:margin-left="0cm"/>
      <style:text-properties style:font-name="Arial Black" fo:font-size="12pt" fo:font-weight="900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1.05pt double #000000" style:border-line-width-left="0.012cm 0.012cm 0.012cm" fo:border-right="none" style:shrink-to-fit="true" fo:border-top="non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1.05pt double #000000" style:border-line-width="0.012cm 0.012cm 0.012cm" style:shrink-to-fit="tru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[.$AK$1]" style:apply-style-name="HighlightSteve" style:base-cell-address="JANUARY.D5"/>
      <style:map style:condition="cell-content()=[.$AR$1]" style:apply-style-name="Highlight_20_David" style:base-cell-address="JANUARY.D5"/>
    </style:style>
    <style:style style:name="ce5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6pt" fo:font-weight="900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order-bottom="1.05pt double #000000" style:border-line-width-bottom="0.012cm 0.012cm 0.012cm" style:cell-protect="protected" style:print-content="true" style:text-align-source="fix" style:repeat-content="false" fo:background-color="transparent" fo:border-left="none" fo:border-right="1.05pt double #000000" style:border-line-width-right="0.012cm 0.012cm 0.012cm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6pt" fo:font-weight="900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1.05pt double #000000" style:border-line-width-top="0.012cm 0.012cm 0.012cm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ackground-color="#dee6ef" style:text-align-source="fix" style:repeat-content="false" fo:border="1.05pt double #000000" style:border-line-width="0.012cm 0.012cm 0.012cm" style:vertical-align="middle"/>
      <style:paragraph-properties fo:text-align="center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111">
      <style:table-cell-properties fo:background-color="#dee6ef" style:cell-protect="none" style:print-content="true" style:text-align-source="fix" style:repeat-content="false" fo:border="1.05pt double #000000" style:border-line-width="0.012cm 0.012cm 0.012cm" style:shrink-to-fit="true" style:vertical-align="middle"/>
      <style:paragraph-properties fo:text-align="center"/>
      <style:text-properties style:font-name="Arial Black" fo:font-size="9pt" fo:font-weight="900" style:font-weight-asian="bold" style:font-weight-complex="bold"/>
    </style:style>
    <style:style style:name="ce106" style:family="table-cell" style:parent-style-name="Default">
      <style:table-cell-properties fo:background-color="#fff5ce" style:text-align-source="fix" style:repeat-content="false" fo:border="1.05pt double #000000" style:border-line-width="0.012cm 0.012cm 0.012cm" style:vertical-align="middle"/>
      <style:paragraph-properties fo:text-align="center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111">
      <style:table-cell-properties fo:background-color="#fff5ce" style:cell-protect="none" style:print-content="true" style:text-align-source="fix" style:repeat-content="false" fo:border="1.05pt double #000000" style:border-line-width="0.012cm 0.012cm 0.012cm" style:shrink-to-fit="true" style:vertical-align="middle"/>
      <style:paragraph-properties fo:text-align="center"/>
      <style:text-properties style:font-name="Arial Black" fo:font-size="9pt" fo:font-weight="900" style:font-weight-asian="bold" style:font-weight-complex="bold"/>
    </style:style>
    <style:style style:name="ce108" style:family="table-cell" style:parent-style-name="Default">
      <style:table-cell-properties fo:background-color="transparent" fo:border="1.05pt double #000000" style:border-line-width="0.012cm 0.012cm 0.012cm"/>
    </style:style>
    <style:style style:name="ce110" style:family="table-cell" style:parent-style-name="Default">
      <style:table-cell-properties style:cell-protect="none" style:print-content="true" fo:background-color="transparent" fo:border="1.05pt double #000000" style:border-line-width="0.012cm 0.012cm 0.012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6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1.05pt double #000000" style:border-line-width-right="0.012cm 0.012cm 0.012cm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09" style:family="table-cell" style:parent-style-name="Default">
      <style:table-cell-properties style:cell-protect="none" style:print-content="true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f5ce" fo:border="1.05pt double #000000" style:border-line-width="0.012cm 0.012cm 0.012cm"/>
    </style:style>
    <style:style style:name="ce122" style:family="table-cell" style:parent-style-name="Default">
      <style:table-cell-properties fo:border-bottom="1.05pt double #000000" style:border-line-width-bottom="0.012cm 0.012cm 0.012cm" fo:background-color="#fff5ce" style:cell-protect="none" style:print-content="true" fo:border-left="none" fo:border-right="none" fo:border-top="none"/>
      <style:text-properties fo:font-weight="bold" style:font-weight-asian="bold" style:font-weight-complex="bold"/>
    </style:style>
    <style:style style:name="ce113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1.05pt double #000000" style:border-line-width="0.012cm 0.012cm 0.012cm" style:shrink-to-fit="true" style:vertical-align="middle"/>
      <style:paragraph-properties fo:text-align="center" fo:margin-left="0cm"/>
      <style:text-properties style:font-name="Arial Black" fo:font-size="13pt" fo:font-weight="900" style:font-size-asian="13pt" style:font-weight-asian="bold" style:font-size-complex="13pt" style:font-weight-complex="bold"/>
    </style:style>
    <style:style style:name="ce114" style:family="table-cell" style:parent-style-name="Default" style:data-style-name="N112">
      <style:table-cell-properties fo:border-bottom="1.05pt double #000000" style:border-line-width-bottom="0.012cm 0.012cm 0.012cm" style:text-align-source="fix" style:repeat-content="false" fo:background-color="transparent" fo:border-left="1.05pt double #000000" style:border-line-width-left="0.012cm 0.012cm 0.012cm" fo:border-right="none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3pt" fo:font-weight="900" style:font-size-asian="13pt" style:font-weight-asian="bold" style:font-size-complex="13pt" style:font-weight-complex="bold"/>
      <style:map style:condition="is-true-formula([.$AK$1]=[.$G$39])" style:apply-style-name="Highlight_20_Provider_20_1" style:base-cell-address="JANUARY.AK1"/>
    </style:style>
    <style:style style:name="ce117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1.05pt double #000000" style:border-line-width-left="0.012cm 0.012cm 0.012cm" fo:border-right="none" style:shrink-to-fit="true" fo:border-top="non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none" fo:border-right="none" style:shrink-to-fit="true" fo:border-top="1.05pt double #000000" style:border-line-width-top="0.012cm 0.012cm 0.012cm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none" fo:border-right="none" style:shrink-to-fit="true" fo:border-top="non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20" style:family="table-cell" style:parent-style-name="Default" style:data-style-name="N108">
      <style:table-cell-properties fo:border-bottom="1.05pt double #000000" style:border-line-width-bottom="0.012cm 0.012cm 0.012cm" style:text-align-source="fix" style:repeat-content="false" fo:background-color="transparent" fo:border-left="none" fo:border-right="1.05pt double #000000" style:border-line-width-right="0.012cm 0.012cm 0.012cm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2pt" fo:font-weight="900" style:font-size-asian="16pt" style:font-weight-asian="bold" style:font-size-complex="16pt" style:font-weight-complex="bold"/>
      <style:map style:condition="is-true-formula([.$AK$1]=[.$G$39])" style:apply-style-name="Highlight_20_Provider_20_1" style:base-cell-address="JANUARY.AK1"/>
    </style:style>
    <style:style style:name="ce137" style:family="table-cell" style:parent-style-name="Default">
      <style:table-cell-properties fo:border-bottom="none" style:text-align-source="fix" style:repeat-content="false" fo:background-color="transparent" fo:border-left="none" fo:border-right="none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none" style:text-align-source="fix" style:repeat-content="false" fo:background-color="transparent" fo:border-left="none" fo:border-right="1.05pt double #000000" style:border-line-width-right="0.012cm 0.012cm 0.012cm" style:shrink-to-fit="true" fo:border-top="1.05pt double #000000" style:border-line-width-top="0.012cm 0.012cm 0.012cm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39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none" fo:border-right="1.05pt double #000000" style:border-line-width-right="0.012cm 0.012cm 0.012cm" style:shrink-to-fit="true" fo:border-top="non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40" style:family="table-cell" style:parent-style-name="Default" style:data-style-name="N112">
      <style:table-cell-properties fo:border-bottom="1.05pt double #000000" style:border-line-width-bottom="0.012cm 0.012cm 0.012cm" style:text-align-source="fix" style:repeat-content="false" fo:background-color="transparent" fo:border-left="1.05pt double #000000" style:border-line-width-left="0.012cm 0.012cm 0.012cm" fo:border-right="none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6pt" fo:font-weight="900" style:font-size-asian="16pt" style:font-weight-asian="bold" style:font-size-complex="16pt" style:font-weight-complex="bold"/>
      <style:map style:condition="is-true-formula([.$AR$1]=[.$G$42])" style:apply-style-name="Highlight_20_Provider_20_2" style:base-cell-address="JANUARY.AR1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fo:border="1.05pt double #000000" style:border-line-width="0.012cm 0.012cm 0.012cm" style:shrink-to-fit="tru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fo:border="1.05pt double #000000" style:border-line-width="0.012cm 0.012cm 0.012cm" style:shrink-to-fit="tru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108">
      <style:table-cell-properties fo:border-bottom="1.05pt double #000000" style:border-line-width-bottom="0.012cm 0.012cm 0.012cm" style:text-align-source="fix" style:repeat-content="false" fo:background-color="transparent" fo:border-left="none" fo:border-right="1.05pt double #000000" style:border-line-width-right="0.012cm 0.012cm 0.012cm" style:shrink-to-fit="true" fo:border-top="1.05pt double #000000" style:border-line-width-top="0.012cm 0.012cm 0.012cm" style:vertical-align="middle"/>
      <style:paragraph-properties fo:text-align="center" fo:margin-left="0cm"/>
      <style:text-properties style:font-name="Arial Black" fo:font-size="12pt" fo:font-weight="900" style:font-size-asian="16pt" style:font-weight-asian="bold" style:font-size-complex="16pt" style:font-weight-complex="bold"/>
      <style:map style:condition="is-true-formula([.$AR$1]=[.$G$42])" style:apply-style-name="Highlight_20_Provider_20_2" style:base-cell-address="JANUARY.AR1"/>
    </style:style>
    <style:style style:name="ce144" style:family="table-cell" style:parent-style-name="Default">
      <style:table-cell-properties fo:border-bottom="none" fo:border-left="none" fo:border-right="1.05pt double #000000" style:border-line-width-right="0.012cm 0.012cm 0.012cm" fo:border-top="none"/>
    </style:style>
    <style:style style:name="ce145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none"/>
    </style:style>
    <style:style style:name="ce146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gr1" style:family="graphic">
      <style:graphic-properties draw:stroke="none" svg:stroke-color="#000000" draw:fill="none" draw:fill-color="#ffffff" draw:auto-grow-height="true" draw:auto-grow-width="true" fo:min-height="0.478cm" fo:min-width="13.157cm"/>
    </style:style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9211e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ANUARY" table:style-name="ta1" table:protected="true">
        <loext:table-protection loext:select-unprotected-cells="true"/>
        <table:shapes>
          <draw:frame draw:z-index="0" draw:style-name="gr1" draw:text-style-name="P1" svg:width="13.157cm" svg:height="0.478cm" svg:x="0.534cm" svg:y="16.206cm">
            <draw:text-box>
              <text:p><text:span text:style-name="T1">BE MINDFUL OF HOLIDAYS AS THEY EFFECT YOUR SCHEDULE.</text:span></text:p>
            </draw:text-box>
          </draw:frame>
        </table:shapes>
        <table:table-column table:style-name="co1" table:number-columns-repeated="50" table:default-cell-style-name="ce2"/>
        <table:table-column table:style-name="co2" table:default-cell-style-name="ce2"/>
        <table:table-column table:style-name="co3" table:number-columns-repeated="13" table:default-cell-style-name="ce2"/>
        <table:table-row table:style-name="ro1">
          <table:table-cell/>
          <table:table-cell table:style-name="ce3" office:value-type="string" calcext:value-type="string" table:number-columns-spanned="6" table:number-rows-spanned="2">
            <text:p>JANUARY</text:p>
          </table:table-cell>
          <table:covered-table-cell table:number-columns-repeated="5" table:style-name="ce72"/>
          <table:table-cell table:style-name="ce41" office:value-type="string" calcext:value-type="string" table:number-columns-spanned="17" table:number-rows-spanned="2">
            <text:p>PROVIDER SCHEDULE FOR XXXXX XXXXXXX</text:p>
          </table:table-cell>
          <table:covered-table-cell table:style-name="ce49"/>
          <table:covered-table-cell table:style-name="ce49" office:value-type="string" calcext:value-type="string">
            <text:p>PROVIDER SCHEDULE</text:p>
          </table:covered-table-cell>
          <table:covered-table-cell table:number-columns-repeated="10" table:style-name="ce49"/>
          <table:covered-table-cell table:number-columns-repeated="3" table:style-name="ce50"/>
          <table:covered-table-cell table:style-name="ce54"/>
          <table:table-cell table:style-name="ce87" office:value-type="float" office:value="5.04166666666667" calcext:value-type="float" table:number-columns-spanned="3" table:number-rows-spanned="2">
            <text:p>121</text:p>
          </table:table-cell>
          <table:covered-table-cell table:number-columns-repeated="2" table:style-name="ce59"/>
          <table:table-cell table:style-name="ce60" office:value-type="string" calcext:value-type="string" table:number-columns-spanned="6" table:number-rows-spanned="2">
            <text:p>TOTAL HRS</text:p>
          </table:table-cell>
          <table:covered-table-cell table:number-columns-repeated="3" table:style-name="ce61"/>
          <table:covered-table-cell table:style-name="ce62"/>
          <table:covered-table-cell table:style-name="ce68"/>
          <table:table-cell table:style-name="ce113" table:formula="of:=COM.MICROSOFT.IFS(OR([.$Y$1]=&quot;&quot;;AND([.$AO$1]=&quot;&quot;;[.$AV$1]=&quot;&quot;));&quot;&quot;;[.$AV$1]=&quot;&quot;;[.$Y$1]-[.$AO$1];[.$AV$1]&lt;&gt;&quot;&quot;;[.$Y$1]-([.$AO$1]+[.$AV$1]))" table:number-columns-spanned="3" table:number-rows-spanned="2">
            <text:p/>
          </table:table-cell>
          <table:covered-table-cell table:number-columns-repeated="2" table:style-name="ce61"/>
          <table:table-cell table:style-name="ce114" table:formula="of:=[.$G$39]" office:value-type="float" office:value="0" calcext:value-type="float" table:number-columns-spanned="4" table:number-rows-spanned="2">
            <text:p/>
          </table:table-cell>
          <table:covered-table-cell table:number-columns-repeated="3" table:style-name="ce134"/>
          <table:table-cell table:style-name="ce120" table:formula="of:=COM.MICROSOFT.IFS(OR([.$Y$1]=0;[.$AK$1]=&quot;&quot;);&quot;&quot;;      COUNTIF([.$B$5:.$AX$34];[.$AR$1])*[.$Q$42]&gt;=[.$Y$1];&quot;&quot;;      COUNTIF([.$B$5:.$AX$34];[.$AR$1])*[.$Q$42]&lt;[.$Y$1];IF(COUNTIF([.$B$5:.$AX$34];[.$AK$1])*[.$Q$39]&gt;=[.$Y$1];[.$Y$1];COUNTIF([.$B$5:.$AX$34];[.$AK$1])*[.$Q$39]))" table:number-columns-spanned="3" table:number-rows-spanned="2">
            <text:p/>
          </table:table-cell>
          <table:covered-table-cell table:style-name="ce137"/>
          <table:covered-table-cell table:style-name="ce138"/>
          <table:table-cell table:style-name="ce140" table:formula="of:=[.$G$42]" office:value-type="float" office:value="0" calcext:value-type="float" table:number-columns-spanned="4" table:number-rows-spanned="2">
            <text:p/>
          </table:table-cell>
          <table:covered-table-cell table:number-columns-repeated="3" table:style-name="ce134"/>
          <table:table-cell table:style-name="ce128" table:formula="of:=COM.MICROSOFT.IFS(OR([.$Y$1]=0;[.$AR$1]=&quot;&quot;);&quot;&quot;;      COUNTIF([.$B$5:.$AX$34];[.$AR$1])*[.$Q$42]&gt;=[.$Y$1];[.$Y$1];      COUNTIF([.$B$5:.$AX$34];[.$AR$1])*[.$Q$42]&lt;[.$Y$1];COUNTIF([.$B$5:.$AX$34];[.$AR$1])*[.$Q$42])" table:number-columns-spanned="3" table:number-rows-spanned="2">
            <text:p/>
          </table:table-cell>
          <table:covered-table-cell table:style-name="ce134"/>
          <table:covered-table-cell table:style-name="ce138"/>
          <table:table-cell table:number-columns-repeated="14"/>
        </table:table-row>
        <table:table-row table:style-name="ro1">
          <table:table-cell/>
          <table:covered-table-cell table:style-name="ce4"/>
          <table:covered-table-cell table:number-columns-repeated="5" table:style-name="ce24"/>
          <table:covered-table-cell table:number-columns-repeated="13" table:style-name="ce70"/>
          <table:covered-table-cell table:style-name="ce97"/>
          <table:covered-table-cell table:style-name="ce98"/>
          <table:covered-table-cell table:style-name="ce97"/>
          <table:covered-table-cell table:style-name="ce55"/>
          <table:covered-table-cell table:style-name="ce57"/>
          <table:covered-table-cell table:number-columns-repeated="7" table:style-name="ce97"/>
          <table:covered-table-cell table:style-name="ce55"/>
          <table:covered-table-cell table:number-columns-repeated="3" table:style-name="ce98"/>
          <table:covered-table-cell table:style-name="ce117"/>
          <table:covered-table-cell table:number-columns-repeated="5" table:style-name="ce141"/>
          <table:covered-table-cell table:style-name="ce139"/>
          <table:covered-table-cell table:style-name="ce117"/>
          <table:covered-table-cell table:number-columns-repeated="5" table:style-name="ce141"/>
          <table:covered-table-cell table:style-name="ce139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7" table:number-rows-spanned="2">
            <text:p>SUNDAY</text:p>
          </table:table-cell>
          <table:covered-table-cell table:number-columns-repeated="6" table:style-name="ce8"/>
          <table:table-cell table:style-name="ce9" office:value-type="string" calcext:value-type="string" table:number-columns-spanned="7" table:number-rows-spanned="2">
            <text:p>MONDAY</text:p>
          </table:table-cell>
          <table:covered-table-cell table:number-columns-repeated="6" table:style-name="ce8"/>
          <table:table-cell table:style-name="ce9" office:value-type="string" calcext:value-type="string" table:number-columns-spanned="7" table:number-rows-spanned="2">
            <text:p>TUESDAY</text:p>
          </table:table-cell>
          <table:covered-table-cell table:number-columns-repeated="6" table:style-name="ce8"/>
          <table:table-cell table:style-name="ce9" office:value-type="string" calcext:value-type="string" table:number-columns-spanned="7" table:number-rows-spanned="2">
            <text:p>WEDNESDAY</text:p>
          </table:table-cell>
          <table:covered-table-cell table:number-columns-repeated="6" table:style-name="ce8"/>
          <table:table-cell table:style-name="ce9" office:value-type="string" calcext:value-type="string" table:number-columns-spanned="7" table:number-rows-spanned="2">
            <text:p>THURSDAY</text:p>
          </table:table-cell>
          <table:covered-table-cell table:number-columns-repeated="6" table:style-name="ce8"/>
          <table:table-cell table:style-name="ce9" office:value-type="string" calcext:value-type="string" table:number-columns-spanned="7" table:number-rows-spanned="2">
            <text:p>FRIDAY</text:p>
          </table:table-cell>
          <table:covered-table-cell table:number-columns-repeated="6" table:style-name="ce8"/>
          <table:table-cell table:style-name="ce9" office:value-type="string" calcext:value-type="string" table:number-columns-spanned="7" table:number-rows-spanned="2">
            <text:p>SATURDAY</text:p>
          </table:table-cell>
          <table:covered-table-cell table:number-columns-repeated="6" table:style-name="ce8"/>
          <table:table-cell table:number-columns-repeated="14"/>
        </table:table-row>
        <table:table-row table:style-name="ro1">
          <table:table-cell/>
          <table:covered-table-cell table:number-columns-repeated="49" table:style-name="ce8"/>
          <table:table-cell table:number-columns-repeated="14"/>
        </table:table-row>
        <table:table-row table:style-name="ro1">
          <table:table-cell/>
          <table:table-cell table:style-name="ce64" table:number-columns-spanned="2" table:number-rows-spanned="2"/>
          <table:covered-table-cell table:style-name="ce11"/>
          <table:table-cell table:style-name="ce80" table:formula="of:=IF(OR([.B5]=&quot;&quot;;[.$AR$1]=&quot;&quot;);&quot;&quot;;[.$AR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I5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P5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1" table:formula="of:=COM.MICROSOFT.IFS([.$AK$1]=&quot;&quot;;&quot;&quot;;[.W5]=&quot;&quot;;&quot;&quot;;[.$AR$1]=&quot;&quot;;[.$AK$1];[.$AR$1]&lt;&gt;&quot;&quot;;&quot;&quot;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1" table:formula="of:=COM.MICROSOFT.IFS([.$AK$1]=&quot;&quot;;&quot;&quot;;[.AD5]=&quot;&quot;;&quot;&quot;;[.$AR$1]=&quot;&quot;;[.$AK$1];[.$AR$1]&lt;&gt;&quot;&quot;;&quot;&quot;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AK5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AR5]=&quot;&quot;;[.$AR$1]=&quot;&quot;);&quot;&quot;;[.$AR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number-columns-repeated="14"/>
        </table:table-row>
        <table:table-row table:style-name="ro1">
          <table:table-cell/>
          <table:covered-table-cell table:number-columns-repeated="49" table:style-name="ce11"/>
          <table:table-cell table:number-columns-repeated="14"/>
        </table:table-row>
        <table:table-row table:style-name="ro1">
          <table:table-cell/>
          <table:table-cell table:style-name="ce12" table:formula="of:=IF(OR([.D5]=&quot;&quot;;[.B5]=&quot;&quot;;[.$AC$43]=&quot;&quot;)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D5]=&quot;&quot;;[.B5]=&quot;&quot;;[.$Q$42]=&quot;&quot;);&quot;&quot;;&quot; to &quot;)">
            <text:p/>
          </table:table-cell>
          <table:table-cell table:style-name="ce34" table:formula="of:=IF(OR([.D5]=&quot;&quot;;[.B5]=&quot;&quot;;[.$Q$42]=&quot;&quot;;AND([.$AC$40]=&quot;&quot;;[.$AC$43]=&quot;&quot;));&quot;&quot;;SUM([.B7]+[.B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K5]=&quot;&quot;;[.I5]=&quot;&quot;;[.$AF$40]=&quot;&quot;);&quot;&quot;;[.$AF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K5]=&quot;&quot;;[.I5]=&quot;&quot;;[.$Q$39]=&quot;&quot;);&quot;&quot;;&quot; to &quot;)">
            <text:p/>
          </table:table-cell>
          <table:table-cell table:style-name="ce34" table:formula="of:=IF(OR([.K5]=&quot;&quot;;[.I5]=&quot;&quot;;[.$Q$39]=&quot;&quot;;AND([.$AF$40]=&quot;&quot;;[.$AF$43]=&quot;&quot;));&quot;&quot;;SUM([.I7]+[.I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R5]=&quot;&quot;;[.P5]=&quot;&quot;;[.$AI$40]=&quot;&quot;);&quot;&quot;;[.$AI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R5]=&quot;&quot;;[.P5]=&quot;&quot;;[.$Q$39]=&quot;&quot;);&quot;&quot;;&quot; to &quot;)">
            <text:p/>
          </table:table-cell>
          <table:table-cell table:style-name="ce34" table:formula="of:=IF(OR([.R5]=&quot;&quot;;[.P5]=&quot;&quot;;[.$Q$39]=&quot;&quot;;AND([.$AI$40]=&quot;&quot;;[.$AI$43]=&quot;&quot;));&quot;&quot;;SUM([.P7]+[.P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Y5]=&quot;&quot;;[.W5]=&quot;&quot;;[.$AL$40]=&quot;&quot;);&quot;&quot;;[.$AL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Y5]=&quot;&quot;;[.W5]=&quot;&quot;;[.$Q$39]=&quot;&quot;);&quot;&quot;;&quot; to &quot;)">
            <text:p/>
          </table:table-cell>
          <table:table-cell table:style-name="ce34" table:formula="of:=IF(OR([.Y5]=&quot;&quot;;[.W5]=&quot;&quot;;[.$Q$39]=&quot;&quot;;AND([.$AL$40]=&quot;&quot;;[.$AL$43]=&quot;&quot;));&quot;&quot;;SUM([.W7]+[.W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F5]=&quot;&quot;;[.AD5]=&quot;&quot;;[.$AO$40]=&quot;&quot;);&quot;&quot;;[.$AO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F5]=&quot;&quot;;[.AD5]=&quot;&quot;;[.$Q$39]=&quot;&quot;);&quot;&quot;;&quot; to &quot;)">
            <text:p/>
          </table:table-cell>
          <table:table-cell table:style-name="ce34" table:formula="of:=IF(OR([.AF5]=&quot;&quot;;[.AD5]=&quot;&quot;;[.$Q$39]=&quot;&quot;;AND([.$AO$40]=&quot;&quot;;[.$AO$43]=&quot;&quot;));&quot;&quot;;SUM([.AD7]+[.AD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M5]=&quot;&quot;;[.AK5]=&quot;&quot;;[.$AR$40]=&quot;&quot;);&quot;&quot;;[.$AR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M5]=&quot;&quot;;[.AK5]=&quot;&quot;;[.$Q$39]=&quot;&quot;);&quot;&quot;;&quot; to &quot;)">
            <text:p/>
          </table:table-cell>
          <table:table-cell table:style-name="ce34" table:formula="of:=IF(OR([.AM5]=&quot;&quot;;[.AK5]=&quot;&quot;;[.$Q$39]=&quot;&quot;;AND([.$AR$40]=&quot;&quot;;[.$AR$43]=&quot;&quot;));&quot;&quot;;SUM([.AK7]+[.AK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COM.MICROSOFT.IFS(OR([.AT5]=&quot;&quot;;[.AR5]=&quot;&quot;;[.$AC$43]=&quot;&quot;);&quot;&quot;;[.$Y$1]=&quot;&quot;;&quot;&quot;;[.$Y$1]&lt;&gt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T5]=&quot;&quot;;[.AR5]=&quot;&quot;;[.$Q$42]=&quot;&quot;);&quot;&quot;;&quot; to &quot;)">
            <text:p/>
          </table:table-cell>
          <table:table-cell table:style-name="ce34" table:formula="of:=IF(OR([.AT5]=&quot;&quot;;[.AR5]=&quot;&quot;;[.$Q$42]=&quot;&quot;;AND([.$AU$40]=&quot;&quot;;[.$AU$43]=&quot;&quot;));&quot;&quot;;SUM([.AR7]+[.AR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number-columns-repeated="14"/>
        </table:table-row>
        <table:table-row table:style-name="ro2">
          <table:table-cell/>
          <table:table-cell table:style-name="ce14" table:formula="of:=COM.MICROSOFT.IFS(OR([.D5]=&quot;&quot;;[.B5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K5]=&quot;&quot;;[.I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R5]=&quot;&quot;;[.P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Y5]=&quot;&quot;;[.W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F5]=&quot;&quot;;[.AD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M5]=&quot;&quot;;[.AK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T5]=&quot;&quot;;[.AR5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number-columns-repeated="14"/>
        </table:table-row>
        <table:table-row table:style-name="ro2">
          <table:table-cell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number-columns-repeated="14"/>
        </table:table-row>
        <table:table-row table:style-name="ro1">
          <table:table-cell/>
          <table:table-cell table:style-name="ce64" table:number-columns-spanned="2" table:number-rows-spanned="2"/>
          <table:covered-table-cell table:style-name="ce11"/>
          <table:table-cell table:style-name="ce80" table:formula="of:=IF(OR([.B10]=&quot;&quot;;[.$AR$1]=&quot;&quot;);&quot;&quot;;[.$AR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I10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P10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1" table:formula="of:=COM.MICROSOFT.IFS([.$AK$1]=&quot;&quot;;&quot;&quot;;[.W10]=&quot;&quot;;&quot;&quot;;[.$AR$1]=&quot;&quot;;[.$AK$1];[.$AR$1]&lt;&gt;&quot;&quot;;&quot;&quot;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1" table:formula="of:=COM.MICROSOFT.IFS([.$AK$1]=&quot;&quot;;&quot;&quot;;[.AD10]=&quot;&quot;;&quot;&quot;;[.$AR$1]=&quot;&quot;;[.$AK$1];[.$AR$1]&lt;&gt;&quot;&quot;;&quot;&quot;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AK10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AR10]=&quot;&quot;;[.$AR$1]=&quot;&quot;);&quot;&quot;;[.$AR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number-columns-repeated="14"/>
        </table:table-row>
        <table:table-row table:style-name="ro1">
          <table:table-cell/>
          <table:covered-table-cell table:number-columns-repeated="49" table:style-name="ce11"/>
          <table:table-cell table:number-columns-repeated="14"/>
        </table:table-row>
        <table:table-row table:style-name="ro1">
          <table:table-cell/>
          <table:table-cell table:style-name="ce12" table:formula="of:=IF(OR([.D10]=&quot;&quot;;[.B10]=&quot;&quot;;[.$AC$43]=&quot;&quot;)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D10]=&quot;&quot;;[.B10]=&quot;&quot;;[.$Q$42]=&quot;&quot;);&quot;&quot;;&quot; to &quot;)">
            <text:p/>
          </table:table-cell>
          <table:table-cell table:style-name="ce34" table:formula="of:=IF(OR([.D10]=&quot;&quot;;[.B10]=&quot;&quot;;[.$Q$42]=&quot;&quot;;AND([.$AC$40]=&quot;&quot;;[.$AC$43]=&quot;&quot;));&quot;&quot;;SUM([.B12]+[.B1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K10]=&quot;&quot;;[.I10]=&quot;&quot;;[.$AF$40]=&quot;&quot;);&quot;&quot;;[.$AF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K10]=&quot;&quot;;[.I10]=&quot;&quot;;[.$Q$39]=&quot;&quot;);&quot;&quot;;&quot; to &quot;)">
            <text:p/>
          </table:table-cell>
          <table:table-cell table:style-name="ce34" table:formula="of:=IF(OR([.K10]=&quot;&quot;;[.I10]=&quot;&quot;;[.$Q$39]=&quot;&quot;;AND([.$AF$40]=&quot;&quot;;[.$AF$43]=&quot;&quot;));&quot;&quot;;SUM([.I12]+[.I1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R10]=&quot;&quot;;[.P10]=&quot;&quot;;[.$AI$40]=&quot;&quot;);&quot;&quot;;[.$AI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R10]=&quot;&quot;;[.P10]=&quot;&quot;;[.$Q$39]=&quot;&quot;);&quot;&quot;;&quot; to &quot;)">
            <text:p/>
          </table:table-cell>
          <table:table-cell table:style-name="ce34" table:formula="of:=IF(OR([.R10]=&quot;&quot;;[.P10]=&quot;&quot;;[.$Q$39]=&quot;&quot;;AND([.$AI$40]=&quot;&quot;;[.$AI$43]=&quot;&quot;));&quot;&quot;;SUM([.P12]+[.P1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Y10]=&quot;&quot;;[.W10]=&quot;&quot;;[.$AL$40]=&quot;&quot;);&quot;&quot;;[.$AL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Y10]=&quot;&quot;;[.W10]=&quot;&quot;;[.$Q$39]=&quot;&quot;);&quot;&quot;;&quot; to &quot;)">
            <text:p/>
          </table:table-cell>
          <table:table-cell table:style-name="ce34" table:formula="of:=IF(OR([.Y10]=&quot;&quot;;[.W10]=&quot;&quot;;[.$Q$39]=&quot;&quot;;AND([.$AL$40]=&quot;&quot;;[.$AL$43]=&quot;&quot;));&quot;&quot;;SUM([.W12]+[.W1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F10]=&quot;&quot;;[.AD10]=&quot;&quot;;[.$AO$40]=&quot;&quot;);&quot;&quot;;[.$AO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F10]=&quot;&quot;;[.AD10]=&quot;&quot;;[.$Q$39]=&quot;&quot;);&quot;&quot;;&quot; to &quot;)">
            <text:p/>
          </table:table-cell>
          <table:table-cell table:style-name="ce34" table:formula="of:=IF(OR([.AF10]=&quot;&quot;;[.AD10]=&quot;&quot;;[.$Q$39]=&quot;&quot;;AND([.$AO$40]=&quot;&quot;;[.$AO$43]=&quot;&quot;));&quot;&quot;;SUM([.AD12]+[.AD1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M10]=&quot;&quot;;[.AK10]=&quot;&quot;;[.$AR$40]=&quot;&quot;);&quot;&quot;;[.$AR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M10]=&quot;&quot;;[.AK10]=&quot;&quot;;[.$Q$39]=&quot;&quot;);&quot;&quot;;&quot; to &quot;)">
            <text:p/>
          </table:table-cell>
          <table:table-cell table:style-name="ce34" table:formula="of:=IF(OR([.AM10]=&quot;&quot;;[.AK10]=&quot;&quot;;[.$Q$39]=&quot;&quot;;AND([.$AR$40]=&quot;&quot;;[.$AR$43]=&quot;&quot;));&quot;&quot;;SUM([.AK12]+[.AK1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COM.MICROSOFT.IFS(OR([.AT10]=&quot;&quot;;[.AR10]=&quot;&quot;;[.$AC$43]=&quot;&quot;);&quot;&quot;;[.$Y$1]=&quot;&quot;;&quot;&quot;;[.$Y$1]&lt;&gt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T10]=&quot;&quot;;[.AR10]=&quot;&quot;;[.$Q$42]=&quot;&quot;);&quot;&quot;;&quot; to &quot;)">
            <text:p/>
          </table:table-cell>
          <table:table-cell table:style-name="ce34" table:formula="of:=IF(OR([.AT10]=&quot;&quot;;[.AR10]=&quot;&quot;;[.$Q$42]=&quot;&quot;;AND([.$AU$40]=&quot;&quot;;[.$AU$43]=&quot;&quot;));&quot;&quot;;SUM([.AR12]+[.AR1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number-columns-repeated="14"/>
        </table:table-row>
        <table:table-row table:style-name="ro2">
          <table:table-cell/>
          <table:table-cell table:style-name="ce14" table:formula="of:=COM.MICROSOFT.IFS(OR([.D10]=&quot;&quot;;[.B10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K10]=&quot;&quot;;[.I1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R10]=&quot;&quot;;[.P1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Y10]=&quot;&quot;;[.W1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F10]=&quot;&quot;;[.AD1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M10]=&quot;&quot;;[.AK1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T10]=&quot;&quot;;[.AR10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number-columns-repeated="14"/>
        </table:table-row>
        <table:table-row table:style-name="ro2">
          <table:table-cell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number-columns-repeated="14"/>
        </table:table-row>
        <table:table-row table:style-name="ro1">
          <table:table-cell/>
          <table:table-cell table:style-name="ce64" table:number-columns-spanned="2" table:number-rows-spanned="2"/>
          <table:covered-table-cell table:style-name="ce11"/>
          <table:table-cell table:style-name="ce80" table:formula="of:=IF(OR([.B15]=&quot;&quot;;[.$AR$1]=&quot;&quot;);&quot;&quot;;[.$AR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I15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P15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1" table:formula="of:=COM.MICROSOFT.IFS([.$AK$1]=&quot;&quot;;&quot;&quot;;[.W15]=&quot;&quot;;&quot;&quot;;[.$AR$1]=&quot;&quot;;[.$AK$1];[.$AR$1]&lt;&gt;&quot;&quot;;&quot;&quot;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1" table:formula="of:=COM.MICROSOFT.IFS([.$AK$1]=&quot;&quot;;&quot;&quot;;[.AD15]=&quot;&quot;;&quot;&quot;;[.$AR$1]=&quot;&quot;;[.$AK$1];[.$AR$1]&lt;&gt;&quot;&quot;;&quot;&quot;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AK15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AR15]=&quot;&quot;;[.$AR$1]=&quot;&quot;);&quot;&quot;;[.$AR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number-columns-repeated="14"/>
        </table:table-row>
        <table:table-row table:style-name="ro1">
          <table:table-cell/>
          <table:covered-table-cell table:number-columns-repeated="49" table:style-name="ce11"/>
          <table:table-cell table:number-columns-repeated="14"/>
        </table:table-row>
        <table:table-row table:style-name="ro1">
          <table:table-cell/>
          <table:table-cell table:style-name="ce12" table:formula="of:=IF(OR([.D15]=&quot;&quot;;[.B15]=&quot;&quot;;[.$AC$43]=&quot;&quot;)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D15]=&quot;&quot;;[.B15]=&quot;&quot;;[.$Q$42]=&quot;&quot;);&quot;&quot;;&quot; to &quot;)">
            <text:p/>
          </table:table-cell>
          <table:table-cell table:style-name="ce34" table:formula="of:=IF(OR([.D15]=&quot;&quot;;[.B15]=&quot;&quot;;[.$Q$42]=&quot;&quot;;AND([.$AC$40]=&quot;&quot;;[.$AC$43]=&quot;&quot;));&quot;&quot;;SUM([.B17]+[.B1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K15]=&quot;&quot;;[.I15]=&quot;&quot;;[.$AF$40]=&quot;&quot;);&quot;&quot;;[.$AF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K15]=&quot;&quot;;[.I15]=&quot;&quot;;[.$Q$39]=&quot;&quot;);&quot;&quot;;&quot; to &quot;)">
            <text:p/>
          </table:table-cell>
          <table:table-cell table:style-name="ce34" table:formula="of:=IF(OR([.K15]=&quot;&quot;;[.I15]=&quot;&quot;;[.$Q$39]=&quot;&quot;;AND([.$AF$40]=&quot;&quot;;[.$AF$43]=&quot;&quot;));&quot;&quot;;SUM([.I17]+[.I1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R15]=&quot;&quot;;[.P15]=&quot;&quot;;[.$AI$40]=&quot;&quot;);&quot;&quot;;[.$AI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R15]=&quot;&quot;;[.P15]=&quot;&quot;;[.$Q$39]=&quot;&quot;);&quot;&quot;;&quot; to &quot;)">
            <text:p/>
          </table:table-cell>
          <table:table-cell table:style-name="ce34" table:formula="of:=IF(OR([.R15]=&quot;&quot;;[.P15]=&quot;&quot;;[.$Q$39]=&quot;&quot;;AND([.$AI$40]=&quot;&quot;;[.$AI$43]=&quot;&quot;));&quot;&quot;;SUM([.P17]+[.P1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Y15]=&quot;&quot;;[.W15]=&quot;&quot;;[.$AL$40]=&quot;&quot;);&quot;&quot;;[.$AL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Y15]=&quot;&quot;;[.W15]=&quot;&quot;;[.$Q$39]=&quot;&quot;);&quot;&quot;;&quot; to &quot;)">
            <text:p/>
          </table:table-cell>
          <table:table-cell table:style-name="ce34" table:formula="of:=IF(OR([.Y15]=&quot;&quot;;[.W15]=&quot;&quot;;[.$Q$39]=&quot;&quot;;AND([.$AL$40]=&quot;&quot;;[.$AL$43]=&quot;&quot;));&quot;&quot;;SUM([.W17]+[.W1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F15]=&quot;&quot;;[.AD15]=&quot;&quot;;[.$AO$40]=&quot;&quot;);&quot;&quot;;[.$AO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F15]=&quot;&quot;;[.AD15]=&quot;&quot;;[.$Q$39]=&quot;&quot;);&quot;&quot;;&quot; to &quot;)">
            <text:p/>
          </table:table-cell>
          <table:table-cell table:style-name="ce34" table:formula="of:=IF(OR([.AF15]=&quot;&quot;;[.AD15]=&quot;&quot;;[.$Q$39]=&quot;&quot;;AND([.$AO$40]=&quot;&quot;;[.$AO$43]=&quot;&quot;));&quot;&quot;;SUM([.AD17]+[.AD1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M15]=&quot;&quot;;[.AK15]=&quot;&quot;;[.$AR$40]=&quot;&quot;);&quot;&quot;;[.$AR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M15]=&quot;&quot;;[.AK15]=&quot;&quot;;[.$Q$39]=&quot;&quot;);&quot;&quot;;&quot; to &quot;)">
            <text:p/>
          </table:table-cell>
          <table:table-cell table:style-name="ce34" table:formula="of:=IF(OR([.AM15]=&quot;&quot;;[.AK15]=&quot;&quot;;[.$Q$39]=&quot;&quot;;AND([.$AR$40]=&quot;&quot;;[.$AR$43]=&quot;&quot;));&quot;&quot;;SUM([.AK17]+[.AK1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COM.MICROSOFT.IFS(OR([.AT15]=&quot;&quot;;[.AR15]=&quot;&quot;;[.$AC$43]=&quot;&quot;);&quot;&quot;;[.$Y$1]=&quot;&quot;;&quot;&quot;;[.$Y$1]&lt;&gt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T15]=&quot;&quot;;[.AR15]=&quot;&quot;;[.$Q$42]=&quot;&quot;);&quot;&quot;;&quot; to &quot;)">
            <text:p/>
          </table:table-cell>
          <table:table-cell table:style-name="ce34" table:formula="of:=IF(OR([.AT15]=&quot;&quot;;[.AR15]=&quot;&quot;;[.$Q$42]=&quot;&quot;;AND([.$AU$40]=&quot;&quot;;[.$AU$43]=&quot;&quot;));&quot;&quot;;SUM([.AR17]+[.AR1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number-columns-repeated="14"/>
        </table:table-row>
        <table:table-row table:style-name="ro2">
          <table:table-cell/>
          <table:table-cell table:style-name="ce14" table:formula="of:=COM.MICROSOFT.IFS(OR([.D15]=&quot;&quot;;[.B15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K15]=&quot;&quot;;[.I1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R15]=&quot;&quot;;[.P1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Y15]=&quot;&quot;;[.W1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F15]=&quot;&quot;;[.AD1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M15]=&quot;&quot;;[.AK1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T15]=&quot;&quot;;[.AR15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number-columns-repeated="14"/>
        </table:table-row>
        <table:table-row table:style-name="ro2">
          <table:table-cell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number-columns-repeated="14"/>
        </table:table-row>
        <table:table-row table:style-name="ro1">
          <table:table-cell/>
          <table:table-cell table:style-name="ce64" table:number-columns-spanned="2" table:number-rows-spanned="2"/>
          <table:covered-table-cell table:style-name="ce11"/>
          <table:table-cell table:style-name="ce80" table:formula="of:=IF(OR([.B20]=&quot;&quot;;[.$AR$1]=&quot;&quot;);&quot;&quot;;[.$AR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I20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P20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1" table:formula="of:=COM.MICROSOFT.IFS([.$AK$1]=&quot;&quot;;&quot;&quot;;[.W20]=&quot;&quot;;&quot;&quot;;[.$AR$1]=&quot;&quot;;[.$AK$1];[.$AR$1]&lt;&gt;&quot;&quot;;&quot;&quot;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1" table:formula="of:=COM.MICROSOFT.IFS([.$AK$1]=&quot;&quot;;&quot;&quot;;[.AD20]=&quot;&quot;;&quot;&quot;;[.$AR$1]=&quot;&quot;;[.$AK$1];[.$AR$1]&lt;&gt;&quot;&quot;;&quot;&quot;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AK20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AR20]=&quot;&quot;;[.$AR$1]=&quot;&quot;);&quot;&quot;;[.$AR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number-columns-repeated="14"/>
        </table:table-row>
        <table:table-row table:style-name="ro1">
          <table:table-cell/>
          <table:covered-table-cell table:number-columns-repeated="49" table:style-name="ce11"/>
          <table:table-cell table:number-columns-repeated="14"/>
        </table:table-row>
        <table:table-row table:style-name="ro1">
          <table:table-cell/>
          <table:table-cell table:style-name="ce12" table:formula="of:=IF(OR([.D20]=&quot;&quot;;[.B20]=&quot;&quot;;[.$AC$43]=&quot;&quot;)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D20]=&quot;&quot;;[.B20]=&quot;&quot;;[.$Q$42]=&quot;&quot;);&quot;&quot;;&quot; to &quot;)">
            <text:p/>
          </table:table-cell>
          <table:table-cell table:style-name="ce34" table:formula="of:=IF(OR([.D20]=&quot;&quot;;[.B20]=&quot;&quot;;[.$Q$42]=&quot;&quot;;AND([.$AC$40]=&quot;&quot;;[.$AC$43]=&quot;&quot;));&quot;&quot;;SUM([.B22]+[.B2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K20]=&quot;&quot;;[.I20]=&quot;&quot;;[.$AF$40]=&quot;&quot;);&quot;&quot;;[.$AF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K20]=&quot;&quot;;[.I20]=&quot;&quot;;[.$Q$39]=&quot;&quot;);&quot;&quot;;&quot; to &quot;)">
            <text:p/>
          </table:table-cell>
          <table:table-cell table:style-name="ce34" table:formula="of:=IF(OR([.K20]=&quot;&quot;;[.I20]=&quot;&quot;;[.$Q$39]=&quot;&quot;;AND([.$AF$40]=&quot;&quot;;[.$AF$43]=&quot;&quot;));&quot;&quot;;SUM([.I22]+[.I2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R20]=&quot;&quot;;[.P20]=&quot;&quot;;[.$AI$40]=&quot;&quot;);&quot;&quot;;[.$AI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R20]=&quot;&quot;;[.P20]=&quot;&quot;;[.$Q$39]=&quot;&quot;);&quot;&quot;;&quot; to &quot;)">
            <text:p/>
          </table:table-cell>
          <table:table-cell table:style-name="ce34" table:formula="of:=IF(OR([.R20]=&quot;&quot;;[.P20]=&quot;&quot;;[.$Q$39]=&quot;&quot;;AND([.$AI$40]=&quot;&quot;;[.$AI$43]=&quot;&quot;));&quot;&quot;;SUM([.P22]+[.P2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Y20]=&quot;&quot;;[.W20]=&quot;&quot;;[.$AL$40]=&quot;&quot;);&quot;&quot;;[.$AL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Y20]=&quot;&quot;;[.W20]=&quot;&quot;;[.$Q$39]=&quot;&quot;);&quot;&quot;;&quot; to &quot;)">
            <text:p/>
          </table:table-cell>
          <table:table-cell table:style-name="ce34" table:formula="of:=IF(OR([.Y20]=&quot;&quot;;[.W20]=&quot;&quot;;[.$Q$39]=&quot;&quot;;AND([.$AL$40]=&quot;&quot;;[.$AL$43]=&quot;&quot;));&quot;&quot;;SUM([.W22]+[.W2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F20]=&quot;&quot;;[.AD20]=&quot;&quot;;[.$AO$40]=&quot;&quot;);&quot;&quot;;[.$AO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F20]=&quot;&quot;;[.AD20]=&quot;&quot;;[.$Q$39]=&quot;&quot;);&quot;&quot;;&quot; to &quot;)">
            <text:p/>
          </table:table-cell>
          <table:table-cell table:style-name="ce34" table:formula="of:=IF(OR([.AF20]=&quot;&quot;;[.AD20]=&quot;&quot;;[.$Q$39]=&quot;&quot;;AND([.$AO$40]=&quot;&quot;;[.$AO$43]=&quot;&quot;));&quot;&quot;;SUM([.AD22]+[.AD2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M20]=&quot;&quot;;[.AK20]=&quot;&quot;;[.$AR$40]=&quot;&quot;);&quot;&quot;;[.$AR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M20]=&quot;&quot;;[.AK20]=&quot;&quot;;[.$Q$39]=&quot;&quot;);&quot;&quot;;&quot; to &quot;)">
            <text:p/>
          </table:table-cell>
          <table:table-cell table:style-name="ce34" table:formula="of:=IF(OR([.AM20]=&quot;&quot;;[.AK20]=&quot;&quot;;[.$Q$39]=&quot;&quot;;AND([.$AR$40]=&quot;&quot;;[.$AR$43]=&quot;&quot;));&quot;&quot;;SUM([.AK22]+[.AK2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COM.MICROSOFT.IFS(OR([.AT20]=&quot;&quot;;[.AR20]=&quot;&quot;;[.$AC$43]=&quot;&quot;);&quot;&quot;;[.$Y$1]=&quot;&quot;;&quot;&quot;;[.$Y$1]&lt;&gt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T20]=&quot;&quot;;[.AR20]=&quot;&quot;;[.$Q$42]=&quot;&quot;);&quot;&quot;;&quot; to &quot;)">
            <text:p/>
          </table:table-cell>
          <table:table-cell table:style-name="ce34" table:formula="of:=IF(OR([.AT20]=&quot;&quot;;[.AR20]=&quot;&quot;;[.$Q$42]=&quot;&quot;;AND([.$AU$40]=&quot;&quot;;[.$AU$43]=&quot;&quot;));&quot;&quot;;SUM([.AR22]+[.AR2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number-columns-repeated="14"/>
        </table:table-row>
        <table:table-row table:style-name="ro2">
          <table:table-cell/>
          <table:table-cell table:style-name="ce14" table:formula="of:=COM.MICROSOFT.IFS(OR([.D20]=&quot;&quot;;[.B20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K20]=&quot;&quot;;[.I2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R20]=&quot;&quot;;[.P2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Y20]=&quot;&quot;;[.W2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F20]=&quot;&quot;;[.AD2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M20]=&quot;&quot;;[.AK2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T20]=&quot;&quot;;[.AR20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number-columns-repeated="14"/>
        </table:table-row>
        <table:table-row table:style-name="ro2">
          <table:table-cell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number-columns-repeated="14"/>
        </table:table-row>
        <table:table-row table:style-name="ro1">
          <table:table-cell/>
          <table:table-cell table:style-name="ce64" table:number-columns-spanned="2" table:number-rows-spanned="2"/>
          <table:covered-table-cell table:style-name="ce11"/>
          <table:table-cell table:style-name="ce80" table:formula="of:=IF(OR([.B25]=&quot;&quot;;[.$AR$1]=&quot;&quot;);&quot;&quot;;[.$AR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I25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P25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1" table:formula="of:=COM.MICROSOFT.IFS([.$AK$1]=&quot;&quot;;&quot;&quot;;[.W25]=&quot;&quot;;&quot;&quot;;[.$AR$1]=&quot;&quot;;[.$AK$1];[.$AR$1]&lt;&gt;&quot;&quot;;&quot;&quot;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1" table:formula="of:=COM.MICROSOFT.IFS([.$AK$1]=&quot;&quot;;&quot;&quot;;[.AD25]=&quot;&quot;;&quot;&quot;;[.$AR$1]=&quot;&quot;;[.$AK$1];[.$AR$1]&lt;&gt;&quot;&quot;;&quot;&quot;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AK25]=&quot;&quot;;[.$AK$1]=&quot;&quot;);&quot;&quot;;[.$AK$1])" table:number-columns-spanned="5" table:number-rows-spanned="2">
            <text:p/>
          </table:table-cell>
          <table:covered-table-cell table:style-name="ce82"/>
          <table:covered-table-cell table:number-columns-repeated="3" table:style-name="ce11"/>
          <table:table-cell table:style-name="ce64" table:number-columns-spanned="2" table:number-rows-spanned="2"/>
          <table:covered-table-cell table:style-name="ce11"/>
          <table:table-cell table:style-name="ce80" table:formula="of:=IF(OR([.AR25]=&quot;&quot;;[.$AR$1]=&quot;&quot;);&quot;&quot;;[.$AR$1])" table:number-columns-spanned="5" table:number-rows-spanned="2">
            <text:p/>
          </table:table-cell>
          <table:covered-table-cell table:style-name="ce142"/>
          <table:covered-table-cell table:number-columns-repeated="3" table:style-name="ce11"/>
          <table:table-cell table:number-columns-repeated="14"/>
        </table:table-row>
        <table:table-row table:style-name="ro1">
          <table:table-cell/>
          <table:covered-table-cell table:number-columns-repeated="49" table:style-name="ce11"/>
          <table:table-cell table:number-columns-repeated="14"/>
        </table:table-row>
        <table:table-row table:style-name="ro1">
          <table:table-cell/>
          <table:table-cell table:style-name="ce12" table:formula="of:=IF(OR([.D25]=&quot;&quot;;[.B25]=&quot;&quot;;[.$AC$43]=&quot;&quot;)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D25]=&quot;&quot;;[.B25]=&quot;&quot;;[.$Q$42]=&quot;&quot;);&quot;&quot;;&quot; to &quot;)">
            <text:p/>
          </table:table-cell>
          <table:table-cell table:style-name="ce34" table:formula="of:=IF(OR([.D25]=&quot;&quot;;[.B25]=&quot;&quot;;[.$Q$42]=&quot;&quot;;AND([.$AC$40]=&quot;&quot;;[.$AC$43]=&quot;&quot;));&quot;&quot;;SUM([.B27]+[.B2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K25]=&quot;&quot;;[.I25]=&quot;&quot;;[.$AF$40]=&quot;&quot;);&quot;&quot;;[.$AF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K25]=&quot;&quot;;[.I25]=&quot;&quot;;[.$Q$39]=&quot;&quot;);&quot;&quot;;&quot; to &quot;)">
            <text:p/>
          </table:table-cell>
          <table:table-cell table:style-name="ce34" table:formula="of:=IF(OR([.K25]=&quot;&quot;;[.I25]=&quot;&quot;;[.$Q$39]=&quot;&quot;;AND([.$AF$40]=&quot;&quot;;[.$AF$43]=&quot;&quot;));&quot;&quot;;SUM([.I27]+[.I2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R25]=&quot;&quot;;[.P25]=&quot;&quot;;[.$AI$40]=&quot;&quot;);&quot;&quot;;[.$AI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R25]=&quot;&quot;;[.P25]=&quot;&quot;;[.$Q$39]=&quot;&quot;);&quot;&quot;;&quot; to &quot;)">
            <text:p/>
          </table:table-cell>
          <table:table-cell table:style-name="ce34" table:formula="of:=IF(OR([.R25]=&quot;&quot;;[.P25]=&quot;&quot;;[.$Q$39]=&quot;&quot;;AND([.$AI$40]=&quot;&quot;;[.$AI$43]=&quot;&quot;));&quot;&quot;;SUM([.P27]+[.P2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Y25]=&quot;&quot;;[.W25]=&quot;&quot;;[.$AL$40]=&quot;&quot;);&quot;&quot;;[.$AL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Y25]=&quot;&quot;;[.W25]=&quot;&quot;;[.$Q$39]=&quot;&quot;);&quot;&quot;;&quot; to &quot;)">
            <text:p/>
          </table:table-cell>
          <table:table-cell table:style-name="ce34" table:formula="of:=IF(OR([.Y25]=&quot;&quot;;[.W25]=&quot;&quot;;[.$Q$39]=&quot;&quot;;AND([.$AL$40]=&quot;&quot;;[.$AL$43]=&quot;&quot;));&quot;&quot;;SUM([.W27]+[.W2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F25]=&quot;&quot;;[.AD25]=&quot;&quot;;[.$AO$40]=&quot;&quot;);&quot;&quot;;[.$AO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F25]=&quot;&quot;;[.AD25]=&quot;&quot;;[.$Q$39]=&quot;&quot;);&quot;&quot;;&quot; to &quot;)">
            <text:p/>
          </table:table-cell>
          <table:table-cell table:style-name="ce34" table:formula="of:=IF(OR([.AF25]=&quot;&quot;;[.AD25]=&quot;&quot;;[.$Q$39]=&quot;&quot;;AND([.$AO$40]=&quot;&quot;;[.$AO$43]=&quot;&quot;));&quot;&quot;;SUM([.AD27]+[.AD2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M25]=&quot;&quot;;[.AK25]=&quot;&quot;;[.$AR$40]=&quot;&quot;);&quot;&quot;;[.$AR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M25]=&quot;&quot;;[.AK25]=&quot;&quot;;[.$Q$39]=&quot;&quot;);&quot;&quot;;&quot; to &quot;)">
            <text:p/>
          </table:table-cell>
          <table:table-cell table:style-name="ce34" table:formula="of:=IF(OR([.AM25]=&quot;&quot;;[.AK25]=&quot;&quot;;[.$Q$39]=&quot;&quot;;AND([.$AR$40]=&quot;&quot;;[.$AR$43]=&quot;&quot;));&quot;&quot;;SUM([.AK27]+[.AK2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COM.MICROSOFT.IFS(OR([.AT25]=&quot;&quot;;[.AR25]=&quot;&quot;;[.$AC$43]=&quot;&quot;);&quot;&quot;;[.$Y$1]=&quot;&quot;;&quot;&quot;;[.$Y$1]&lt;&gt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T25]=&quot;&quot;;[.AR25]=&quot;&quot;;[.$Q$42]=&quot;&quot;);&quot;&quot;;&quot; to &quot;)">
            <text:p/>
          </table:table-cell>
          <table:table-cell table:style-name="ce34" table:formula="of:=IF(OR([.AT25]=&quot;&quot;;[.AR25]=&quot;&quot;;[.$Q$42]=&quot;&quot;;AND([.$AU$40]=&quot;&quot;;[.$AU$43]=&quot;&quot;));&quot;&quot;;SUM([.AR27]+[.AR28]))" table:number-columns-spanned="3" table:number-rows-spanned="1">
            <text:p/>
          </table:table-cell>
          <table:covered-table-cell table:style-name="ce74"/>
          <table:covered-table-cell table:style-name="ce91"/>
          <table:table-cell table:number-columns-repeated="14"/>
        </table:table-row>
        <table:table-row table:style-name="ro2">
          <table:table-cell/>
          <table:table-cell table:style-name="ce14" table:formula="of:=COM.MICROSOFT.IFS(OR([.D25]=&quot;&quot;;[.B25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K25]=&quot;&quot;;[.I2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R25]=&quot;&quot;;[.P2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Y25]=&quot;&quot;;[.W2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F25]=&quot;&quot;;[.AD2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M25]=&quot;&quot;;[.AK25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T25]=&quot;&quot;;[.AR25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number-columns-repeated="14"/>
        </table:table-row>
        <table:table-row table:style-name="ro2">
          <table:table-cell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style-name="ce18" table:number-columns-spanned="7" table:number-rows-spanned="1"/>
          <table:covered-table-cell table:number-columns-repeated="5" table:style-name="ce76"/>
          <table:covered-table-cell table:style-name="ce93"/>
          <table:table-cell table:number-columns-repeated="14"/>
        </table:table-row>
        <table:table-row table:style-name="ro1">
          <table:table-cell/>
          <table:table-cell table:style-name="ce64" table:number-columns-spanned="2" table:number-rows-spanned="2"/>
          <table:covered-table-cell table:style-name="ce17"/>
          <table:table-cell table:style-name="ce80" table:formula="of:=IF(OR([.B30]=&quot;&quot;;[.$AR$1]=&quot;&quot;);&quot;&quot;;[.$AR$1])" table:number-columns-spanned="5" table:number-rows-spanned="2">
            <text:p/>
          </table:table-cell>
          <table:covered-table-cell table:style-name="ce35"/>
          <table:covered-table-cell table:number-columns-repeated="3" table:style-name="ce17"/>
          <table:table-cell table:style-name="ce64" table:number-columns-spanned="2" table:number-rows-spanned="2"/>
          <table:covered-table-cell table:style-name="ce17"/>
          <table:table-cell table:style-name="ce80" table:formula="of:=IF(OR([.I30]=&quot;&quot;;[.$AK$1]=&quot;&quot;);&quot;&quot;;[.$AK$1])" table:number-columns-spanned="5" table:number-rows-spanned="2">
            <text:p/>
          </table:table-cell>
          <table:covered-table-cell table:style-name="ce35"/>
          <table:covered-table-cell table:number-columns-repeated="3" table:style-name="ce17"/>
          <table:table-cell table:style-name="ce64" table:number-columns-spanned="2" table:number-rows-spanned="2"/>
          <table:covered-table-cell table:style-name="ce17"/>
          <table:table-cell table:style-name="ce80" table:formula="of:=IF(OR([.P30]=&quot;&quot;;[.$AK$1]=&quot;&quot;);&quot;&quot;;[.$AK$1])" table:number-columns-spanned="5" table:number-rows-spanned="2">
            <text:p/>
          </table:table-cell>
          <table:covered-table-cell table:style-name="ce35"/>
          <table:covered-table-cell table:number-columns-repeated="3" table:style-name="ce17"/>
          <table:table-cell table:style-name="ce64" table:number-columns-spanned="2" table:number-rows-spanned="2"/>
          <table:covered-table-cell table:style-name="ce17"/>
          <table:table-cell table:style-name="ce81" table:formula="of:=COM.MICROSOFT.IFS([.$AK$1]=&quot;&quot;;&quot;&quot;;[.W30]=&quot;&quot;;&quot;&quot;;[.$AR$1]=&quot;&quot;;[.$AK$1];[.$AR$1]&lt;&gt;&quot;&quot;;&quot;&quot;)" table:number-columns-spanned="5" table:number-rows-spanned="2">
            <text:p/>
          </table:table-cell>
          <table:covered-table-cell table:style-name="ce35"/>
          <table:covered-table-cell table:number-columns-repeated="3" table:style-name="ce17"/>
          <table:table-cell table:style-name="ce64" table:number-columns-spanned="2" table:number-rows-spanned="2"/>
          <table:covered-table-cell table:style-name="ce17"/>
          <table:table-cell table:style-name="ce81" table:formula="of:=COM.MICROSOFT.IFS([.$AK$1]=&quot;&quot;;&quot;&quot;;[.AD30]=&quot;&quot;;&quot;&quot;;[.$AR$1]=&quot;&quot;;[.$AK$1];[.$AR$1]&lt;&gt;&quot;&quot;;&quot;&quot;)" table:number-columns-spanned="5" table:number-rows-spanned="2">
            <text:p/>
          </table:table-cell>
          <table:covered-table-cell table:style-name="ce35"/>
          <table:covered-table-cell table:number-columns-repeated="3" table:style-name="ce17"/>
          <table:table-cell table:style-name="ce64" table:number-columns-spanned="2" table:number-rows-spanned="2"/>
          <table:covered-table-cell table:style-name="ce17"/>
          <table:table-cell table:style-name="ce80" table:formula="of:=IF(OR([.AK30]=&quot;&quot;;[.$AK$1]=&quot;&quot;);&quot;&quot;;[.$AK$1])" table:number-columns-spanned="5" table:number-rows-spanned="2">
            <text:p/>
          </table:table-cell>
          <table:covered-table-cell table:style-name="ce35"/>
          <table:covered-table-cell table:number-columns-repeated="3" table:style-name="ce17"/>
          <table:table-cell table:style-name="ce64" table:number-columns-spanned="2" table:number-rows-spanned="2"/>
          <table:covered-table-cell table:style-name="ce17"/>
          <table:table-cell table:style-name="ce80" table:formula="of:=IF(OR([.AR30]=&quot;&quot;;[.$AR$1]=&quot;&quot;);&quot;&quot;;[.$AR$1])" table:number-columns-spanned="5" table:number-rows-spanned="2">
            <text:p/>
          </table:table-cell>
          <table:covered-table-cell table:style-name="ce143"/>
          <table:covered-table-cell table:number-columns-repeated="3" table:style-name="ce17"/>
          <table:table-cell table:number-columns-repeated="14"/>
        </table:table-row>
        <table:table-row table:style-name="ro1">
          <table:table-cell/>
          <table:covered-table-cell table:number-columns-repeated="49" table:style-name="ce17"/>
          <table:table-cell table:number-columns-repeated="14"/>
        </table:table-row>
        <table:table-row table:style-name="ro1">
          <table:table-cell/>
          <table:table-cell table:style-name="ce12" table:formula="of:=IF(OR([.D30]=&quot;&quot;;[.B30]=&quot;&quot;;[.$AC$43]=&quot;&quot;)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D30]=&quot;&quot;;[.B30]=&quot;&quot;;[.$Q$42]=&quot;&quot;);&quot;&quot;;&quot; to &quot;)">
            <text:p/>
          </table:table-cell>
          <table:table-cell table:style-name="ce34" table:formula="of:=IF(OR([.D30]=&quot;&quot;;[.B30]=&quot;&quot;;[.$Q$42]=&quot;&quot;;AND([.$AC$40]=&quot;&quot;;[.$AC$43]=&quot;&quot;));&quot;&quot;;SUM([.B32]+[.B3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K30]=&quot;&quot;;[.I30]=&quot;&quot;;[.$AF$40]=&quot;&quot;);&quot;&quot;;[.$AF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K30]=&quot;&quot;;[.I30]=&quot;&quot;;[.$Q$39]=&quot;&quot;);&quot;&quot;;&quot; to &quot;)">
            <text:p/>
          </table:table-cell>
          <table:table-cell table:style-name="ce34" table:formula="of:=IF(OR([.K30]=&quot;&quot;;[.I30]=&quot;&quot;;[.$Q$39]=&quot;&quot;;AND([.$AF$40]=&quot;&quot;;[.$AF$43]=&quot;&quot;));&quot;&quot;;SUM([.I32]+[.I3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R30]=&quot;&quot;;[.P30]=&quot;&quot;;[.$AI$40]=&quot;&quot;);&quot;&quot;;[.$AI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R30]=&quot;&quot;;[.P30]=&quot;&quot;;[.$Q$39]=&quot;&quot;);&quot;&quot;;&quot; to &quot;)">
            <text:p/>
          </table:table-cell>
          <table:table-cell table:style-name="ce34" table:formula="of:=IF(OR([.R30]=&quot;&quot;;[.P30]=&quot;&quot;;[.$Q$39]=&quot;&quot;;AND([.$AI$40]=&quot;&quot;;[.$AI$43]=&quot;&quot;));&quot;&quot;;SUM([.P32]+[.P3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Y30]=&quot;&quot;;[.W30]=&quot;&quot;;[.$AL$40]=&quot;&quot;);&quot;&quot;;[.$AL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Y30]=&quot;&quot;;[.W30]=&quot;&quot;;[.$Q$39]=&quot;&quot;);&quot;&quot;;&quot; to &quot;)">
            <text:p/>
          </table:table-cell>
          <table:table-cell table:style-name="ce34" table:formula="of:=IF(OR([.Y30]=&quot;&quot;;[.W30]=&quot;&quot;;[.$Q$39]=&quot;&quot;;AND([.$AL$40]=&quot;&quot;;[.$AL$43]=&quot;&quot;));&quot;&quot;;SUM([.W32]+[.W3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F30]=&quot;&quot;;[.AD30]=&quot;&quot;;[.$AO$40]=&quot;&quot;);&quot;&quot;;[.$AO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F30]=&quot;&quot;;[.AD30]=&quot;&quot;;[.$Q$39]=&quot;&quot;);&quot;&quot;;&quot; to &quot;)">
            <text:p/>
          </table:table-cell>
          <table:table-cell table:style-name="ce34" table:formula="of:=IF(OR([.AF30]=&quot;&quot;;[.AD30]=&quot;&quot;;[.$Q$39]=&quot;&quot;;AND([.$AO$40]=&quot;&quot;;[.$AO$43]=&quot;&quot;));&quot;&quot;;SUM([.AD32]+[.AD3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IF(OR([.AM30]=&quot;&quot;;[.AK30]=&quot;&quot;;[.$AR$40]=&quot;&quot;);&quot;&quot;;[.$AR$40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M30]=&quot;&quot;;[.AK30]=&quot;&quot;;[.$Q$39]=&quot;&quot;);&quot;&quot;;&quot; to &quot;)">
            <text:p/>
          </table:table-cell>
          <table:table-cell table:style-name="ce34" table:formula="of:=IF(OR([.AM30]=&quot;&quot;;[.AK30]=&quot;&quot;;[.$Q$39]=&quot;&quot;;AND([.$AR$40]=&quot;&quot;;[.$AR$43]=&quot;&quot;));&quot;&quot;;SUM([.AK32]+[.AK3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style-name="ce12" table:formula="of:=COM.MICROSOFT.IFS(OR([.AT30]=&quot;&quot;;[.AR30]=&quot;&quot;;[.$AC$43]=&quot;&quot;);&quot;&quot;;[.$Y$1]=&quot;&quot;;&quot;&quot;;[.$Y$1]&lt;&gt;&quot;&quot;;[.$AC$43])" table:number-columns-spanned="3" table:number-rows-spanned="1">
            <text:p/>
          </table:table-cell>
          <table:covered-table-cell table:number-columns-repeated="2" table:style-name="ce74"/>
          <table:table-cell table:style-name="ce36" table:formula="of:=IF(OR([.AT30]=&quot;&quot;;[.AR30]=&quot;&quot;;[.$Q$42]=&quot;&quot;);&quot;&quot;;&quot; to &quot;)">
            <text:p/>
          </table:table-cell>
          <table:table-cell table:style-name="ce34" table:formula="of:=IF(OR([.AT30]=&quot;&quot;;[.AR30]=&quot;&quot;;[.$Q$42]=&quot;&quot;;AND([.$AU$40]=&quot;&quot;;[.$AU$43]=&quot;&quot;));&quot;&quot;;SUM([.AR32]+[.AR33]))" table:number-columns-spanned="3" table:number-rows-spanned="1">
            <text:p/>
          </table:table-cell>
          <table:covered-table-cell table:style-name="ce74"/>
          <table:covered-table-cell table:style-name="ce91"/>
          <table:table-cell table:number-columns-repeated="14"/>
        </table:table-row>
        <table:table-row table:style-name="ro2">
          <table:table-cell/>
          <table:table-cell table:style-name="ce14" table:formula="of:=COM.MICROSOFT.IFS(OR([.D30]=&quot;&quot;;[.B30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K30]=&quot;&quot;;[.I3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R30]=&quot;&quot;;[.P3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Y30]=&quot;&quot;;[.W3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F30]=&quot;&quot;;[.AD3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M30]=&quot;&quot;;[.AK30]=&quot;&quot;;[.$Q$39]=&quot;&quot;);&quot;&quot;;[.$Y$1]=0;0;[.$Y$1]&lt;&gt;0;SUM([.$AO$1]/COUNTIF([.$B$5:.$AX$34];[.$AK$1])))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style-name="ce14" table:formula="of:=COM.MICROSOFT.IFS(OR([.AT30]=&quot;&quot;;[.AR30]=&quot;&quot;;[.$Q$42]=&quot;&quot;);0;[.$Y$1]=0;0;[.$Y$1]&lt;&gt;0;SUM([.$AV$1]/COUNTIF([.$B$5:.$AX$34];[.$AR$1])))" office:value-type="float" office:value="0" calcext:value-type="float" table:number-columns-spanned="7" table:number-rows-spanned="1">
            <text:p/>
          </table:table-cell>
          <table:covered-table-cell table:number-columns-repeated="3" table:style-name="ce27"/>
          <table:covered-table-cell table:style-name="ce38"/>
          <table:covered-table-cell table:style-name="ce27"/>
          <table:covered-table-cell table:style-name="ce46"/>
          <table:table-cell table:number-columns-repeated="14"/>
        </table:table-row>
        <table:table-row table:style-name="ro2">
          <table:table-cell/>
          <table:table-cell table:style-name="ce71" table:number-columns-spanned="7" table:number-rows-spanned="1"/>
          <table:covered-table-cell table:number-columns-repeated="5" table:style-name="ce79"/>
          <table:covered-table-cell table:style-name="ce96"/>
          <table:table-cell table:style-name="ce71" table:number-columns-spanned="7" table:number-rows-spanned="1"/>
          <table:covered-table-cell table:number-columns-repeated="5" table:style-name="ce79"/>
          <table:covered-table-cell table:style-name="ce96"/>
          <table:table-cell table:style-name="ce71" table:number-columns-spanned="7" table:number-rows-spanned="1"/>
          <table:covered-table-cell table:number-columns-repeated="5" table:style-name="ce79"/>
          <table:covered-table-cell table:style-name="ce96"/>
          <table:table-cell table:style-name="ce71" table:number-columns-spanned="7" table:number-rows-spanned="1"/>
          <table:covered-table-cell table:number-columns-repeated="5" table:style-name="ce79"/>
          <table:covered-table-cell table:style-name="ce96"/>
          <table:table-cell table:style-name="ce71" table:number-columns-spanned="7" table:number-rows-spanned="1"/>
          <table:covered-table-cell table:number-columns-repeated="5" table:style-name="ce79"/>
          <table:covered-table-cell table:style-name="ce96"/>
          <table:table-cell table:style-name="ce71" table:number-columns-spanned="7" table:number-rows-spanned="1"/>
          <table:covered-table-cell table:number-columns-repeated="5" table:style-name="ce79"/>
          <table:covered-table-cell table:style-name="ce96"/>
          <table:table-cell table:style-name="ce71" table:number-columns-spanned="7" table:number-rows-spanned="1"/>
          <table:covered-table-cell table:number-columns-repeated="5" table:style-name="ce79"/>
          <table:covered-table-cell table:style-name="ce96"/>
          <table:table-cell table:number-columns-repeated="14"/>
        </table:table-row>
        <table:table-row table:style-name="ro1">
          <table:table-cell/>
          <table:table-cell table:style-name="ce20"/>
          <table:table-cell table:style-name="Default" table:number-columns-repeated="47"/>
          <table:table-cell table:style-name="ce144"/>
          <table:table-cell table:number-columns-repeated="14"/>
        </table:table-row>
        <table:table-row table:style-name="ro1" table:number-rows-repeated="2">
          <table:table-cell/>
          <table:table-cell table:style-name="ce20"/>
          <table:table-cell table:style-name="Default" table:number-columns-repeated="47"/>
          <table:table-cell table:style-name="ce145"/>
          <table:table-cell table:number-columns-repeated="14"/>
        </table:table-row>
        <table:table-row table:style-name="ro1">
          <table:table-cell/>
          <table:table-cell table:style-name="ce20"/>
          <table:table-cell table:style-name="Default" table:number-columns-repeated="47"/>
          <table:table-cell table:style-name="ce144"/>
          <table:table-cell table:number-columns-repeated="14"/>
        </table:table-row>
        <table:table-row table:style-name="ro3">
          <table:table-cell/>
          <table:table-cell table:style-name="ce21" office:value-type="string" calcext:value-type="string" table:number-columns-spanned="5" table:number-rows-spanned="2">
            <text:p>PROVIDER 1</text:p>
          </table:table-cell>
          <table:covered-table-cell table:number-columns-repeated="4" table:style-name="ce44"/>
          <table:table-cell table:style-name="ce53" table:number-columns-spanned="4" table:number-rows-spanned="2"/>
          <table:covered-table-cell table:number-columns-repeated="3" table:style-name="ce44"/>
          <table:table-cell table:style-name="Default"/>
          <table:table-cell table:style-name="ce21" office:value-type="string" calcext:value-type="string" table:number-columns-spanned="5" table:number-rows-spanned="2">
            <text:p>DAILY HRS</text:p>
          </table:table-cell>
          <table:covered-table-cell table:number-columns-repeated="4" table:style-name="ce44"/>
          <table:table-cell table:style-name="ce77" table:number-columns-spanned="3" table:number-rows-spanned="2"/>
          <table:covered-table-cell table:number-columns-repeated="2" table:style-name="ce90"/>
          <table:table-cell table:style-name="Default" table:number-columns-repeated="4"/>
          <table:table-cell table:style-name="ce21" office:value-type="string" calcext:value-type="string" table:number-columns-spanned="5" table:number-rows-spanned="2">
            <text:p>START TIME</text:p>
          </table:table-cell>
          <table:covered-table-cell table:number-columns-repeated="4" table:style-name="ce44"/>
          <table:table-cell table:style-name="ce101" office:value-type="string" calcext:value-type="string" table:number-columns-spanned="3" table:number-rows-spanned="1">
            <text:p>SUN</text:p>
          </table:table-cell>
          <table:covered-table-cell table:number-columns-repeated="2" table:style-name="ce108"/>
          <table:table-cell table:style-name="ce101" office:value-type="string" calcext:value-type="string" table:number-columns-spanned="3" table:number-rows-spanned="1">
            <text:p>MON</text:p>
          </table:table-cell>
          <table:covered-table-cell table:number-columns-repeated="2" table:style-name="ce108"/>
          <table:table-cell table:style-name="ce101" office:value-type="string" calcext:value-type="string" table:number-columns-spanned="3" table:number-rows-spanned="1">
            <text:p>TUE</text:p>
          </table:table-cell>
          <table:covered-table-cell table:number-columns-repeated="2" table:style-name="ce108"/>
          <table:table-cell table:style-name="ce101" office:value-type="string" calcext:value-type="string" table:number-columns-spanned="3" table:number-rows-spanned="1">
            <text:p>WED</text:p>
          </table:table-cell>
          <table:covered-table-cell table:number-columns-repeated="2" table:style-name="ce108"/>
          <table:table-cell table:style-name="ce101" office:value-type="string" calcext:value-type="string" table:number-columns-spanned="3" table:number-rows-spanned="1">
            <text:p>THU</text:p>
          </table:table-cell>
          <table:covered-table-cell table:number-columns-repeated="2" table:style-name="ce108"/>
          <table:table-cell table:style-name="ce101" office:value-type="string" calcext:value-type="string" table:number-columns-spanned="3" table:number-rows-spanned="1">
            <text:p>FRI</text:p>
          </table:table-cell>
          <table:covered-table-cell table:number-columns-repeated="2" table:style-name="ce108"/>
          <table:table-cell table:style-name="ce101" office:value-type="string" calcext:value-type="string" table:number-columns-spanned="3" table:number-rows-spanned="1">
            <text:p>SAT</text:p>
          </table:table-cell>
          <table:covered-table-cell table:number-columns-repeated="2" table:style-name="ce108"/>
          <table:table-cell table:style-name="ce145"/>
          <table:table-cell table:number-columns-repeated="14"/>
        </table:table-row>
        <table:table-row table:style-name="ro1">
          <table:table-cell/>
          <table:covered-table-cell table:style-name="ce22"/>
          <table:covered-table-cell table:number-columns-repeated="8" table:style-name="ce44"/>
          <table:table-cell table:style-name="Default"/>
          <table:covered-table-cell table:number-columns-repeated="5" table:style-name="ce44"/>
          <table:covered-table-cell table:number-columns-repeated="3" table:style-name="ce90"/>
          <table:table-cell table:style-name="Default" table:number-columns-repeated="4"/>
          <table:covered-table-cell table:number-columns-repeated="5" table:style-name="ce44"/>
          <table:table-cell table:style-name="ce103" table:number-columns-spanned="3" table:number-rows-spanned="1"/>
          <table:covered-table-cell table:number-columns-repeated="2" table:style-name="ce110"/>
          <table:table-cell table:style-name="ce103" table:number-columns-spanned="3" table:number-rows-spanned="1"/>
          <table:covered-table-cell table:number-columns-repeated="2" table:style-name="ce109"/>
          <table:table-cell table:style-name="ce103" table:number-columns-spanned="3" table:number-rows-spanned="1"/>
          <table:covered-table-cell table:number-columns-repeated="2" table:style-name="ce109"/>
          <table:table-cell table:style-name="ce103" table:number-columns-spanned="3" table:number-rows-spanned="1"/>
          <table:covered-table-cell table:number-columns-repeated="2" table:style-name="ce109"/>
          <table:table-cell table:style-name="ce103" table:number-columns-spanned="3" table:number-rows-spanned="1"/>
          <table:covered-table-cell table:number-columns-repeated="2" table:style-name="ce109"/>
          <table:table-cell table:style-name="ce103" table:number-columns-spanned="3" table:number-rows-spanned="1"/>
          <table:covered-table-cell table:number-columns-repeated="2" table:style-name="ce109"/>
          <table:table-cell table:style-name="ce103" table:number-columns-spanned="3" table:number-rows-spanned="1"/>
          <table:covered-table-cell table:number-columns-repeated="2" table:style-name="ce109"/>
          <table:table-cell table:style-name="ce145"/>
          <table:table-cell table:number-columns-repeated="14"/>
        </table:table-row>
        <table:table-row table:style-name="ro1">
          <table:table-cell/>
          <table:table-cell table:style-name="ce20"/>
          <table:table-cell table:style-name="Default" table:number-columns-repeated="47"/>
          <table:table-cell table:style-name="ce144"/>
          <table:table-cell table:number-columns-repeated="14"/>
        </table:table-row>
        <table:table-row table:style-name="ro3">
          <table:table-cell/>
          <table:table-cell table:style-name="ce23" office:value-type="string" calcext:value-type="string" table:number-columns-spanned="5" table:number-rows-spanned="2">
            <text:p>PROVIDER 2</text:p>
          </table:table-cell>
          <table:covered-table-cell table:number-columns-repeated="4" table:style-name="ce40"/>
          <table:table-cell table:style-name="ce56" table:number-columns-spanned="4" table:number-rows-spanned="2"/>
          <table:covered-table-cell table:number-columns-repeated="3" table:style-name="ce40"/>
          <table:table-cell table:style-name="Default"/>
          <table:table-cell table:style-name="ce23" office:value-type="string" calcext:value-type="string" table:number-columns-spanned="5" table:number-rows-spanned="2">
            <text:p>DAILY HRS</text:p>
          </table:table-cell>
          <table:covered-table-cell table:number-columns-repeated="4" table:style-name="ce40"/>
          <table:table-cell table:style-name="ce83" table:number-columns-spanned="3" table:number-rows-spanned="2"/>
          <table:covered-table-cell table:number-columns-repeated="2" table:style-name="ce90"/>
          <table:table-cell table:style-name="Default" table:number-columns-repeated="4"/>
          <table:table-cell table:style-name="ce23" office:value-type="string" calcext:value-type="string" table:number-columns-spanned="5" table:number-rows-spanned="2">
            <text:p>START TIME</text:p>
          </table:table-cell>
          <table:covered-table-cell table:number-columns-repeated="4" table:style-name="ce40"/>
          <table:table-cell table:style-name="ce106" office:value-type="string" calcext:value-type="string" table:number-columns-spanned="3" table:number-rows-spanned="1">
            <text:p>SUN</text:p>
          </table:table-cell>
          <table:covered-table-cell table:number-columns-repeated="2" table:style-name="ce108"/>
          <table:table-cell table:style-name="ce106" office:value-type="string" calcext:value-type="string" table:number-columns-spanned="3" table:number-rows-spanned="1">
            <text:p>MON</text:p>
          </table:table-cell>
          <table:covered-table-cell table:number-columns-repeated="2" table:style-name="ce118"/>
          <table:table-cell table:style-name="ce106" office:value-type="string" calcext:value-type="string" table:number-columns-spanned="3" table:number-rows-spanned="1">
            <text:p>TUE</text:p>
          </table:table-cell>
          <table:covered-table-cell table:number-columns-repeated="2" table:style-name="ce118"/>
          <table:table-cell table:style-name="ce106" office:value-type="string" calcext:value-type="string" table:number-columns-spanned="3" table:number-rows-spanned="1">
            <text:p>WED</text:p>
          </table:table-cell>
          <table:covered-table-cell table:number-columns-repeated="2" table:style-name="ce118"/>
          <table:table-cell table:style-name="ce106" office:value-type="string" calcext:value-type="string" table:number-columns-spanned="3" table:number-rows-spanned="1">
            <text:p>THU</text:p>
          </table:table-cell>
          <table:covered-table-cell table:number-columns-repeated="2" table:style-name="ce118"/>
          <table:table-cell table:style-name="ce106" office:value-type="string" calcext:value-type="string" table:number-columns-spanned="3" table:number-rows-spanned="1">
            <text:p>FRI</text:p>
          </table:table-cell>
          <table:covered-table-cell table:number-columns-repeated="2" table:style-name="ce118"/>
          <table:table-cell table:style-name="ce106" office:value-type="string" calcext:value-type="string" table:number-columns-spanned="3" table:number-rows-spanned="1">
            <text:p>SAT</text:p>
          </table:table-cell>
          <table:covered-table-cell table:number-columns-repeated="2" table:style-name="ce118"/>
          <table:table-cell table:style-name="ce144"/>
          <table:table-cell table:number-columns-repeated="14"/>
        </table:table-row>
        <table:table-row table:style-name="ro1">
          <table:table-cell/>
          <table:covered-table-cell table:style-name="ce25"/>
          <table:covered-table-cell table:number-columns-repeated="8" table:style-name="ce47"/>
          <table:table-cell table:style-name="ce75"/>
          <table:covered-table-cell table:number-columns-repeated="5" table:style-name="ce47"/>
          <table:covered-table-cell table:number-columns-repeated="3" table:style-name="ce94"/>
          <table:table-cell table:style-name="ce75" table:number-columns-repeated="4"/>
          <table:covered-table-cell table:number-columns-repeated="5" table:style-name="ce47"/>
          <table:table-cell table:style-name="ce107" table:number-columns-spanned="3" table:number-rows-spanned="1"/>
          <table:covered-table-cell table:number-columns-repeated="2" table:style-name="ce110"/>
          <table:table-cell table:style-name="ce107" table:number-columns-spanned="3" table:number-rows-spanned="1"/>
          <table:covered-table-cell table:number-columns-repeated="2" table:style-name="ce122"/>
          <table:table-cell table:style-name="ce107" table:number-columns-spanned="3" table:number-rows-spanned="1"/>
          <table:covered-table-cell table:number-columns-repeated="2" table:style-name="ce122"/>
          <table:table-cell table:style-name="ce107" table:number-columns-spanned="3" table:number-rows-spanned="1"/>
          <table:covered-table-cell table:number-columns-repeated="2" table:style-name="ce122"/>
          <table:table-cell table:style-name="ce107" table:number-columns-spanned="3" table:number-rows-spanned="1"/>
          <table:covered-table-cell table:number-columns-repeated="2" table:style-name="ce122"/>
          <table:table-cell table:style-name="ce107" table:number-columns-spanned="3" table:number-rows-spanned="1"/>
          <table:covered-table-cell table:number-columns-repeated="2" table:style-name="ce122"/>
          <table:table-cell table:style-name="ce107" table:number-columns-spanned="3" table:number-rows-spanned="1"/>
          <table:covered-table-cell table:number-columns-repeated="2" table:style-name="ce122"/>
          <table:table-cell table:style-name="ce146"/>
          <table:table-cell table:number-columns-repeated="14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JANUARY.D5:JANUARY.D5 JANUARY.AT5:JANUARY.AT5 JANUARY.R5:JANUARY.R5 JANUARY.AM5:JANUARY.AM5 JANUARY.AF5:JANUARY.AF5 JANUARY.Y5:JANUARY.Y5 JANUARY.K5:JANUARY.K5 JANUARY.AF30:JANUARY.AF30 JANUARY.D10:JANUARY.D10 JANUARY.D15:JANUARY.D15 JANUARY.D20:JANUARY.D20 JANUARY.D25:JANUARY.D25 JANUARY.D30:JANUARY.D30 JANUARY.AT10:JANUARY.AT10 JANUARY.AT15:JANUARY.AT15 JANUARY.AT20:JANUARY.AT20 JANUARY.AT25:JANUARY.AT25 JANUARY.AT30:JANUARY.AT30 JANUARY.AM10:JANUARY.AM10 JANUARY.AM15:JANUARY.AM15 JANUARY.AM20:JANUARY.AM20 JANUARY.AM25:JANUARY.AM25 JANUARY.AM30:JANUARY.AM30 JANUARY.AF25:JANUARY.AF25 JANUARY.AF20:JANUARY.AF20 JANUARY.AF15:JANUARY.AF15 JANUARY.AF10:JANUARY.AF10 JANUARY.Y30:JANUARY.Y30 JANUARY.Y25:JANUARY.Y25 JANUARY.Y20:JANUARY.Y20 JANUARY.Y15:JANUARY.Y15 JANUARY.Y10:JANUARY.Y10 JANUARY.R10:JANUARY.R10 JANUARY.R15:JANUARY.R15 JANUARY.R20:JANUARY.R20 JANUARY.R25:JANUARY.R25 JANUARY.R30:JANUARY.R30 JANUARY.K30:JANUARY.K30 JANUARY.K25:JANUARY.K25 JANUARY.K20:JANUARY.K20 JANUARY.K15:JANUARY.K15 JANUARY.K10:JANUARY.K10">
            <calcext:condition calcext:apply-style-name="HighlightSteve" calcext:value="=[.$AK$1]" calcext:base-cell-address="JANUARY.D5"/>
            <calcext:condition calcext:apply-style-name="Highlight David" calcext:value="=[.$AR$1]" calcext:base-cell-address="JANUARY.D5"/>
          </calcext:conditional-format>
          <calcext:conditional-format calcext:target-range-address="JANUARY.B5:JANUARY.B5 JANUARY.I5:JANUARY.I5 JANUARY.P5:JANUARY.P5 JANUARY.W5:JANUARY.W5 JANUARY.AD5:JANUARY.AD5 JANUARY.AK5:JANUARY.AK5 JANUARY.AR5:JANUARY.AR5 JANUARY.B10:JANUARY.B10 JANUARY.B15:JANUARY.B15 JANUARY.B20:JANUARY.B20 JANUARY.B25:JANUARY.B25 JANUARY.B30:JANUARY.B30 JANUARY.I10:JANUARY.I10 JANUARY.I15:JANUARY.I15 JANUARY.I20:JANUARY.I20 JANUARY.I25:JANUARY.I25 JANUARY.I30:JANUARY.I30 JANUARY.P10:JANUARY.P10 JANUARY.P15:JANUARY.P15 JANUARY.P20:JANUARY.P20 JANUARY.P25:JANUARY.P25 JANUARY.P30:JANUARY.P30 JANUARY.W10:JANUARY.W10 JANUARY.W15:JANUARY.W15 JANUARY.W20:JANUARY.W20 JANUARY.W25:JANUARY.W25 JANUARY.W30:JANUARY.W30 JANUARY.AD10:JANUARY.AD10 JANUARY.AD15:JANUARY.AD15 JANUARY.AD20:JANUARY.AD20 JANUARY.AD25:JANUARY.AD25 JANUARY.AD30:JANUARY.AD30 JANUARY.AK10:JANUARY.AK10 JANUARY.AK15:JANUARY.AK15 JANUARY.AK20:JANUARY.AK20 JANUARY.AK25:JANUARY.AK25 JANUARY.AK30:JANUARY.AK30 JANUARY.AR10:JANUARY.AR10 JANUARY.AR15:JANUARY.AR15 JANUARY.AR20:JANUARY.AR20 JANUARY.AR25:JANUARY.AR25 JANUARY.AR30:JANUARY.AR30">
            <calcext:condition calcext:apply-style-name="Blank" calcext:value="=&quot;&quot;" calcext:base-cell-address="JANUARY.B5"/>
            <calcext:condition calcext:apply-style-name="Holiday" calcext:value="formula-is([.B9]&lt;&gt;&quot;&quot;)" calcext:base-cell-address="JANUARY.B5"/>
          </calcext:conditional-format>
          <calcext:conditional-format calcext:target-range-address="JANUARY.AV1:JANUARY.AV1 JANUARY.AR1:JANUARY.AR1">
            <calcext:condition calcext:apply-style-name="Highlight Provider 2" calcext:value="formula-is([.$AR$1]=[.$G$42])" calcext:base-cell-address="JANUARY.AR1"/>
          </calcext:conditional-format>
          <calcext:conditional-format calcext:target-range-address="JANUARY.AK1:JANUARY.AK1 JANUARY.AO1:JANUARY.AO1">
            <calcext:condition calcext:apply-style-name="Highlight Provider 1" calcext:value="formula-is([.$AK$1]=[.$G$39])" calcext:base-cell-address="JANUARY.AK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min-integer-digits="1"/>
    </number:number-style>
    <number:number-style style:name="N112P1" style:volatile="true">
      <number:number number:min-integer-digits="1"/>
    </number:number-style>
    <number:number-style style:name="N112P2" style:volatile="true">
      <number:text/>
    </number:number-style>
    <number:text-style style:name="N112" number:title="User-defined">
      <number:text-content/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1" number:title="User-defined">
      <number:hours/>
      <number:text>:</number:text>
      <number:minutes number:style="long"/>
      <number:text> </number:text>
      <number:am-pm/>
    </number:time-style>
    <number:time-style style:name="N110P0" style:volatile="true" number:truncate-on-overflow="false">
      <number:hours/>
    </number:time-style>
    <number:number-style style:name="N110P1" style:volatile="true">
      <number:text/>
    </number:number-style>
    <number:number-style style:name="N110" number:title="User-defined">
      <number:text/>
      <style:map style:condition="value()&gt;0" style:apply-style-name="N110P0"/>
      <style:map style:condition="value()&lt;1" style:apply-style-name="N110P1"/>
    </number:number-style>
    <number:time-style style:name="N108P0" style:volatile="true" number:truncate-on-overflow="false">
      <number:hours/>
      <number:text>:</number:text>
      <number:minutes number:style="long"/>
    </number:time-style>
    <number:number-style style:name="N108P1" style:volatile="true">
      <number:text/>
    </number:number-style>
    <number:number-style style:name="N108" number:title="User-defined">
      <number:text/>
      <style:map style:condition="value()&gt;0" style:apply-style-name="N108P0"/>
      <style:map style:condition="value()&lt;1" style:apply-style-name="N108P1"/>
    </number:number-style>
    <number:time-style style:name="N105" number:title="User-defined">
      <number:hours/>
    </number:time-style>
    <number:time-style style:name="N104" number:title="User-defined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ighlightSteve" style:family="table-cell" style:parent-style-name="Default">
      <style:table-cell-properties fo:background-color="#dee6ef"/>
    </style:style>
    <style:style style:name="Highlight_20_David" style:display-name="Highlight David" style:family="table-cell" style:parent-style-name="Default">
      <style:table-cell-properties fo:background-color="#fff5ce"/>
    </style:style>
    <style:style style:name="Blank" style:family="table-cell" style:parent-style-name="Default">
      <style:table-cell-properties fo:background-color="#808080"/>
    </style:style>
    <style:style style:name="Holiday" style:family="table-cell" style:parent-style-name="Default">
      <style:table-cell-properties fo:background-color="#f7d1d5"/>
      <style:text-properties fo:color="#bf0041" style:font-name="Arial Black" fo:font-family="'Arial Black'" style:font-style-name="Regular" style:font-family-generic="swiss" style:font-pitch="variable" fo:font-size="16pt" fo:font-weight="900"/>
    </style:style>
    <style:style style:name="Highlight_20_Provider_20_1" style:display-name="Highlight Provider 1" style:family="table-cell" style:parent-style-name="Default">
      <style:table-cell-properties fo:background-color="#dee6ef"/>
    </style:style>
    <style:style style:name="Highlight_20_Provider_20_2" style:display-name="Highlight Provider 2" style:family="table-cell" style:parent-style-name="Default">
      <style:table-cell-properties fo:background-color="#fff5ce"/>
    </style:style>
    <style:style style:name="Halloween" style:family="table-cell" style:parent-style-name="Default">
      <style:table-cell-properties fo:background-color="#ff972f" style:shrink-to-fit="true"/>
      <style:text-properties fo:color="#000000" style:font-name="Arial Black" fo:font-family="'Arial Black'" style:font-style-name="Regular" style:font-family-generic="swiss" style:font-pitch="variable" fo:font-size="16pt" fo:font-weight="9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0.635cm" fo:margin-bottom="0.635cm" fo:margin-left="0.508cm" fo:margin-right="0.508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0:33:39.010180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Bennett</meta:initial-creator>
    <meta:creation-date>2020-04-01T19:38:18.579000000</meta:creation-date>
    <dc:date>2022-02-16T10:34:06.791053148</dc:date>
    <meta:editing-duration>P1DT14H40M56S</meta:editing-duration>
    <meta:editing-cycles>273</meta:editing-cycles>
    <meta:generator>LibreOfficeDev/7.4.0.0.alpha0$Linux_X86_64 LibreOffice_project/49746f40b06eaf1f61bb54454408a06a49d73c5e</meta:generator>
    <meta:document-statistic meta:table-count="1" meta:cell-count="247" meta:object-count="1"/>
  </office:meta>
</office:document-meta>
</file>